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A80000067E8F735EA6ED9F0C0B.jpg" manifest:media-type="image/jpeg"/>
  <manifest:file-entry manifest:full-path="Pictures/100000010000041D000001DBDD56226970007A4F.png" manifest:media-type="image/png"/>
  <manifest:file-entry manifest:full-path="Pictures/10001A070000819B00003A65B4E95F85BABC18C4.svg" manifest:media-type="image/svg+xml"/>
  <manifest:file-entry manifest:full-path="Pictures/100000010000041D000001DBB2D187B6D6CE553B.png" manifest:media-type="image/png"/>
  <manifest:file-entry manifest:full-path="Pictures/10000001000001090000006F4AC2C46572CB1A24.png" manifest:media-type="image/png"/>
  <manifest:file-entry manifest:full-path="Pictures/100048B800001B6E00000B7822A3FAAEBE51E006.wmf" manifest:media-type="image/x-wmf"/>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008000000089442829B9654ACB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Arial"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ffffff" draw:textarea-horizontal-align="justify" draw:textarea-vertical-align="middle" draw:auto-grow-height="false" fo:min-height="2.75cm" fo:min-width="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0.75cm" fo:min-width="2.5cm"/>
      <style:paragraph-properties style:writing-mode="lr-tb"/>
    </style:style>
    <style:style style:name="gr5" style:family="graphic" style:parent-style-name="standard">
      <style:graphic-properties svg:stroke-color="#000000" draw:fill-color="#ffffff" draw:textarea-horizontal-align="justify" draw:textarea-vertical-align="top" draw:auto-grow-height="false" fo:min-height="6.654cm" fo:min-width="5.6cm"/>
      <style:paragraph-properties style:writing-mode="lr-tb"/>
    </style:style>
    <style:style style:name="gr6" style:family="graphic" style:parent-style-name="standard">
      <style:graphic-properties draw:stroke="solid" svg:stroke-width="0cm" svg:stroke-color="#000000" draw:marker-start-width="0cm" draw:marker-end-width="0cm" draw:stroke-linejoin="miter" draw:fill="solid" draw:fill-color="#000000" fo:padding-top="0.08cm" fo:padding-bottom="0.08cm" fo:padding-left="0.205cm" fo:padding-right="0.205cm"/>
    </style:style>
    <style:style style:name="gr7" style:family="graphic" style:parent-style-name="standard">
      <style:graphic-properties draw:stroke="solid" svg:stroke-width="0cm" svg:stroke-color="#000000" draw:marker-start-width="0cm" draw:marker-end-width="0cm" draw:stroke-linejoin="miter" draw:fill="solid" draw:fill-color="#ffffff" fo:padding-top="0.08cm" fo:padding-bottom="0.08cm" fo:padding-left="0.205cm" fo:padding-right="0.205cm"/>
    </style:style>
    <style:style style:name="gr8" style:family="graphic" style:parent-style-name="standard">
      <style:graphic-properties draw:stroke="solid" svg:stroke-width="0cm" svg:stroke-color="#000000" draw:marker-start-width="0cm" draw:marker-end-width="0cm" draw:stroke-linejoin="miter" draw:fill="solid" draw:fill-color="#000000" fo:padding-top="0.096cm" fo:padding-bottom="0.096cm" fo:padding-left="0.221cm" fo:padding-right="0.221cm"/>
    </style:style>
    <style:style style:name="gr9" style:family="graphic" style:parent-style-name="standard">
      <style:graphic-properties draw:stroke="solid" svg:stroke-width="0cm" svg:stroke-color="#000000" draw:marker-start-width="0cm" draw:marker-end-width="0cm" draw:stroke-linejoin="miter" draw:fill="solid" draw:fill-color="#ffffff" fo:padding-top="0.096cm" fo:padding-bottom="0.096cm" fo:padding-left="0.221cm" fo:padding-right="0.221cm"/>
    </style:style>
    <style:style style:name="gr10" style:family="graphic" style:parent-style-name="standard">
      <style:graphic-properties svg:stroke-width="0.02cm" svg:stroke-color="#000000" draw:marker-start-width="0.26cm" draw:marker-end-width="0.26cm" draw:textarea-horizontal-align="justify" draw:textarea-vertical-align="middle" draw:auto-grow-height="false" fo:min-height="0cm" fo:min-width="0cm" fo:padding-top="0.135cm" fo:padding-bottom="0.135cm" fo:padding-left="0.26cm" fo:padding-right="0.26cm"/>
    </style:style>
    <style:style style:name="gr11" style:family="graphic" style:parent-style-name="standard">
      <style:graphic-properties svg:stroke-color="#000000" draw:textarea-vertical-align="middle"/>
    </style:style>
    <style:style style:name="gr12" style:family="graphic" style:parent-style-name="standard">
      <style:graphic-properties svg:stroke-width="0.02cm" svg:stroke-color="#000000" draw:marker-start-width="0.26cm" draw:marker-end-width="0.26cm" draw:fill="solid" draw:fill-color="#729fcf" draw:textarea-horizontal-align="justify" draw:textarea-vertical-align="middle" draw:auto-grow-height="false" fo:min-height="0cm" fo:min-width="1.08cm" fo:padding-top="0.135cm" fo:padding-bottom="0.135cm" fo:padding-left="0.26cm" fo:padding-right="0.26cm"/>
    </style:style>
    <style:style style:name="gr13" style:family="graphic" style:parent-style-name="standard">
      <style:graphic-properties svg:stroke-width="0.02cm" svg:stroke-color="#000000" draw:marker-start-width="0.285cm" draw:marker-end-width="0.285cm" draw:fill="none" draw:fill-color="#ffffff" draw:textarea-horizontal-align="justify" draw:textarea-vertical-align="middle" draw:auto-grow-height="false" fo:min-height="0.92cm" fo:min-width="1.08cm" fo:padding-top="0.135cm" fo:padding-bottom="0.135cm" fo:padding-left="0.26cm" fo:padding-right="0.26cm"/>
    </style:style>
    <style:style style:name="gr14" style:family="graphic" style:parent-style-name="standard">
      <style:graphic-properties svg:stroke-color="#000000" draw:fill-color="#729fcf" draw:opacity="50%" draw:textarea-horizontal-align="justify" draw:textarea-vertical-align="middle" draw:auto-grow-height="false" fo:min-height="0.94cm" fo:min-width="0cm" draw:shadow-opacity="50%"/>
    </style:style>
    <style:style style:name="gr15" style:family="graphic" style:parent-style-name="standard">
      <style:graphic-properties svg:stroke-color="#000000" draw:fill-color="#ffffff" draw:textarea-horizontal-align="justify" draw:textarea-vertical-align="top" draw:auto-grow-height="false" fo:min-height="6.66cm" fo:min-width="7.5cm"/>
      <style:paragraph-properties style:writing-mode="lr-tb"/>
    </style:style>
    <style:style style:name="gr16" style:family="graphic" style:parent-style-name="standard">
      <style:graphic-properties svg:stroke-color="#000000" draw:fill-color="#ffffff" draw:textarea-horizontal-align="justify" draw:textarea-vertical-align="middle" draw:auto-grow-height="false" fo:min-height="0.587cm" fo:min-width="1.533cm"/>
    </style:style>
    <style:style style:name="gr17" style:family="graphic" style:parent-style-name="objectwithoutfill">
      <style:graphic-properties svg:stroke-width="0.081cm" draw:marker-start="Стили_20_стрелок_20_1" draw:marker-start-width="0.421cm" draw:marker-end="Стили_20_стрелок_20_2" draw:marker-end-width="0.421cm" draw:fill="none" draw:textarea-vertical-align="middle" fo:padding-top="0.165cm" fo:padding-bottom="0.165cm" fo:padding-left="0.29cm" fo:padding-right="0.29cm"/>
    </style:style>
    <style:style style:name="gr18" style:family="graphic" style:parent-style-name="objectwithoutfill">
      <style:graphic-properties draw:stroke="dash" draw:stroke-dash="Double_20_Dash_20_Dot_20_Dot" svg:stroke-width="0.081cm" draw:marker-start="Стили_20_стрелок_20_3" draw:marker-start-width="0.421cm" draw:marker-end="Стили_20_стрелок_20_4" draw:marker-end-width="0.421cm" svg:stroke-linecap="butt" draw:fill="none" draw:textarea-vertical-align="middle" fo:padding-top="0.165cm" fo:padding-bottom="0.165cm" fo:padding-left="0.29cm" fo:padding-right="0.29cm"/>
    </style:style>
    <style:style style:name="gr19" style:family="graphic" style:parent-style-name="standard">
      <style:graphic-properties svg:stroke-width="0.159cm" svg:stroke-color="#000000" draw:marker-start-width="0.438cm" draw:marker-end-width="0.438cm" draw:fill-color="#ffffff" draw:opacity="100%" draw:textarea-horizontal-align="justify" draw:textarea-vertical-align="middle" draw:auto-grow-height="false" fo:min-height="0.282cm" fo:min-width="0cm" fo:padding-top="0.204cm" fo:padding-bottom="0.204cm" fo:padding-left="0.329cm" fo:padding-right="0.329cm" fo:wrap-option="wrap" draw:shadow-opacity="100%"/>
    </style:style>
    <style:style style:name="gr20" style:family="graphic" style:parent-style-name="objectwithoutfill">
      <style:graphic-properties svg:stroke-width="0.212cm" draw:marker-start-width="0.518cm" draw:marker-end-width="0.518cm" draw:fill="none" draw:opacity="100%" draw:textarea-vertical-align="middle" fo:padding-top="0.231cm" fo:padding-bottom="0.231cm" fo:padding-left="0.356cm" fo:padding-right="0.356cm" draw:shadow-opacity="100%"/>
    </style:style>
    <style:style style:name="gr21" style:family="graphic" style:parent-style-name="standard">
      <style:graphic-properties svg:stroke-width="0.035cm" svg:stroke-color="#000000" draw:marker-start-width="0.252cm" draw:marker-end-width="0.252cm" draw:opacity="100%" draw:textarea-vertical-align="middle" fo:padding-top="0.142cm" fo:padding-bottom="0.142cm" fo:padding-left="0.267cm" fo:padding-right="0.267cm" draw:shadow-opacity="100%"/>
    </style:style>
    <style:style style:name="gr22" style:family="graphic" style:parent-style-name="standard">
      <style:graphic-properties draw:fill="none" draw:textarea-horizontal-align="justify" draw:textarea-vertical-align="middle" draw:auto-grow-height="false" fo:min-height="1.162cm" fo:min-width="5.146cm" fo:wrap-option="wrap"/>
      <style:paragraph-properties style:writing-mode="lr-tb"/>
    </style:style>
    <style:style style:name="gr23" style:family="graphic" style:parent-style-name="standard">
      <style:graphic-properties draw:fill="none" draw:textarea-horizontal-align="justify" draw:textarea-vertical-align="middle" draw:auto-grow-height="false" fo:min-height="1.088cm" fo:min-width="4.675cm" fo:wrap-option="wrap"/>
      <style:paragraph-properties style:writing-mode="lr-tb"/>
    </style:style>
    <style:style style:name="gr24"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25" style:family="graphic" style:parent-style-name="standard">
      <style:graphic-properties svg:stroke-color="#000000" draw:fill-color="#cccccc" draw:textarea-horizontal-align="justify" draw:textarea-vertical-align="top" draw:auto-grow-height="false" fo:min-height="6.66cm" fo:min-width="7.5cm"/>
      <style:paragraph-properties style:writing-mode="lr-tb"/>
    </style:style>
    <style:style style:name="gr26" style:family="graphic" style:parent-style-name="standard">
      <style:graphic-properties svg:stroke-color="#000000" draw:fill="solid" draw:fill-color="#000000" draw:textarea-vertical-align="middle" draw:auto-grow-height="false" fo:min-height="0.336cm" fo:min-width="0.254cm" fo:wrap-option="wrap"/>
    </style:style>
    <style:style style:name="gr27" style:family="graphic" style:parent-style-name="objectwithoutfill">
      <style:graphic-properties svg:stroke-width="0.053cm" draw:marker-start-width="0.279cm" draw:marker-end="Стили_20_стрелок_20_10" draw:marker-end-width="0.379cm" draw:fill="none" draw:textarea-vertical-align="middle" fo:padding-top="0.151cm" fo:padding-bottom="0.151cm" fo:padding-left="0.276cm" fo:padding-right="0.276cm"/>
    </style:style>
    <style:style style:name="gr28" style:family="graphic" style:parent-style-name="objectwithoutfill">
      <style:graphic-properties draw:stroke="dash" draw:stroke-dash="_32__20_Dots_20_1_20_Dash" svg:stroke-width="0.053cm" draw:marker-start="Стили_20_стрелок_20_11" draw:marker-start-width="0.379cm" draw:marker-end="Стили_20_стрелок_20_12" draw:marker-end-width="0.379cm" svg:stroke-linecap="butt"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0" style:family="graphic" style:parent-style-name="objectwithoutfill">
      <style:graphic-properties draw:stroke="dash" draw:stroke-dash="Fine_20_Dotted" svg:stroke-width="0.053cm" draw:marker-start-width="0.279cm" draw:marker-end="Стили_20_стрелок_20_15" draw:marker-end-width="0.379cm" svg:stroke-linecap="butt" draw:fill="none" draw:textarea-vertical-align="middle" fo:padding-top="0.151cm" fo:padding-bottom="0.151cm" fo:padding-left="0.276cm" fo:padding-right="0.276cm"/>
    </style:style>
    <style:style style:name="gr31" style:family="graphic" style:parent-style-name="standard">
      <style:graphic-properties svg:stroke-color="#000000" draw:fill="solid" draw:fill-color="#ffffff" draw:opacity="100%" draw:textarea-horizontal-align="justify" draw:textarea-vertical-align="middle" draw:auto-grow-height="false" fo:min-height="1.112cm" fo:min-width="1.85cm"/>
      <style:paragraph-properties style:writing-mode="lr-tb"/>
    </style:style>
    <style:style style:name="gr32" style:family="graphic" style:parent-style-name="standard">
      <style:graphic-properties svg:stroke-color="#000000" draw:fill="solid" draw:fill-color="#ffffff" draw:opacity="100%" draw:textarea-vertical-align="middle" draw:auto-grow-height="false" fo:min-height="0cm" fo:min-width="0cm" fo:wrap-option="wrap"/>
    </style:style>
    <style:style style:name="gr33" style:family="graphic" style:parent-style-name="standard">
      <style:graphic-properties svg:stroke-color="#000000" draw:fill-color="#ffffff" draw:textarea-horizontal-align="justify" draw:textarea-vertical-align="middle" draw:auto-grow-height="false" fo:min-height="4.69cm" fo:min-width="6.206cm"/>
      <style:paragraph-properties style:writing-mode="lr-tb"/>
    </style:style>
    <style:style style:name="gr34" style:family="graphic" style:parent-style-name="standard">
      <style:graphic-properties svg:stroke-color="#000000" draw:fill-color="#000000" draw:textarea-vertical-align="middle" draw:auto-grow-height="false" fo:min-height="0.169cm" fo:min-width="0.129cm" fo:wrap-option="wrap"/>
    </style:style>
    <style:style style:name="gr35" style:family="graphic" style:parent-style-name="standard">
      <style:graphic-properties svg:stroke-color="#000000" draw:fill-color="#cccccc" draw:textarea-horizontal-align="justify" draw:textarea-vertical-align="middle" draw:auto-grow-height="false" fo:min-height="4.69cm" fo:min-width="6.206cm"/>
      <style:paragraph-properties style:writing-mode="lr-tb"/>
    </style:style>
    <style:style style:name="gr36" style:family="graphic" style:parent-style-name="objectwithoutfill">
      <style:graphic-properties svg:stroke-width="0.053cm" draw:marker-start-width="0.279cm" draw:marker-end="Стили_20_стрелок_20_16" draw:marker-end-width="0.379cm" draw:fill="none" draw:textarea-vertical-align="middle" fo:padding-top="0.151cm" fo:padding-bottom="0.151cm" fo:padding-left="0.276cm" fo:padding-right="0.276cm"/>
    </style:style>
    <style:style style:name="gr37" style:family="graphic" style:parent-style-name="objectwithoutfill">
      <style:graphic-properties draw:stroke="dash" draw:stroke-dash="Fine_20_Dotted" svg:stroke-width="0.053cm" draw:marker-start-width="0.279cm" draw:marker-end="Стили_20_стрелок_20_17" draw:marker-end-width="0.379cm" svg:stroke-linecap="butt" draw:fill="none" draw:textarea-vertical-align="middle" fo:padding-top="0.151cm" fo:padding-bottom="0.151cm" fo:padding-left="0.276cm" fo:padding-right="0.276cm"/>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notes">
      <style:graphic-properties draw:fill-color="#ffffff" draw:auto-grow-height="true" fo:min-height="14.341cm"/>
      <style:paragraph-properties style:writing-mode="lr-tb"/>
    </style:style>
    <style:style style:name="pr7" style:family="presentation" style:parent-style-name="master_5f_-title" style:list-style-name="L1">
      <style:graphic-properties draw:auto-grow-height="true" fo:min-height="1.741cm"/>
      <style:paragraph-properties style:writing-mode="lr-tb"/>
    </style:style>
    <style:style style:name="pr8" style:family="presentation" style:parent-style-name="master_5f_-outline1">
      <style:graphic-properties fo:min-height="1.857cm"/>
      <style:paragraph-properties style:writing-mode="lr-tb"/>
    </style:style>
    <style:style style:name="pr9" style:family="presentation" style:parent-style-name="master_5f_-notes">
      <style:graphic-properties draw:fill-color="#ffffff" draw:auto-grow-height="true" fo:min-height="13.364cm"/>
      <style:paragraph-properties style:writing-mode="lr-tb"/>
    </style:style>
    <style:style style:name="pr10" style:family="presentation" style:parent-style-name="master-title">
      <style:graphic-properties fo:min-height="1.741cm"/>
      <style:paragraph-properties style:writing-mode="lr-tb"/>
    </style:style>
    <style:style style:name="pr11" style:family="presentation" style:parent-style-name="master-outline1">
      <style:graphic-properties fo:min-height="14.15cm"/>
      <style:paragraph-properties style:writing-mode="lr-tb"/>
    </style:style>
    <style:style style:name="pr12" style:family="presentation" style:parent-style-name="master-notes">
      <style:graphic-properties draw:fill-color="#ffffff" fo:min-height="13.364cm"/>
      <style:paragraph-properties style:writing-mode="lr-tb"/>
    </style:style>
    <style:style style:name="pr13" style:family="presentation" style:parent-style-name="master_5f_-title" style:list-style-name="L1">
      <style:graphic-properties draw:auto-grow-height="true" fo:min-height="1.741cm"/>
      <style:paragraph-properties style:writing-mode="lr-tb"/>
    </style:style>
    <style:style style:name="pr14" style:family="presentation" style:parent-style-name="master_5f_-title" style:list-style-name="L1">
      <style:graphic-properties draw:auto-grow-height="true" fo:min-height="1.741cm"/>
      <style:paragraph-properties style:writing-mode="lr-tb"/>
    </style:style>
    <style:style style:name="pr15" style:family="presentation" style:parent-style-name="master_5f_-outline1" style:list-style-name="L3">
      <style:graphic-properties fo:min-height="1.857cm"/>
      <style:paragraph-properties style:writing-mode="lr-tb"/>
    </style:style>
    <style:style style:name="pr16" style:family="presentation" style:parent-style-name="master_5f_-title" style:list-style-name="L1">
      <style:graphic-properties draw:auto-grow-height="true" fo:min-height="1.741cm"/>
      <style:paragraph-properties style:writing-mode="lr-tb"/>
    </style:style>
    <style:style style:name="pr17" style:family="presentation" style:parent-style-name="master_5f_-outline1" style:list-style-name="L3">
      <style:graphic-properties fo:min-height="1.857cm"/>
      <style:paragraph-properties style:writing-mode="lr-tb"/>
    </style:style>
    <style:style style:name="pr18" style:family="presentation" style:parent-style-name="master_5f_-title" style:list-style-name="L1">
      <style:graphic-properties draw:auto-grow-height="true" fo:min-height="1.741cm"/>
      <style:paragraph-properties style:writing-mode="lr-tb"/>
    </style:style>
    <style:style style:name="pr19" style:family="presentation" style:parent-style-name="master_5f_-outline1" style:list-style-name="L3">
      <style:graphic-properties fo:min-height="1.857cm"/>
      <style:paragraph-properties style:writing-mode="lr-tb"/>
    </style:style>
    <style:style style:name="pr20" style:family="presentation" style:parent-style-name="master_5f_-title" style:list-style-name="L1">
      <style:graphic-properties draw:auto-grow-height="true" fo:min-height="1.741cm"/>
      <style:paragraph-properties style:writing-mode="lr-tb"/>
    </style:style>
    <style:style style:name="pr21" style:family="presentation" style:parent-style-name="master_5f_-outline1" style:list-style-name="L3">
      <style:graphic-properties fo:min-height="1.857cm"/>
      <style:paragraph-properties style:writing-mode="lr-tb"/>
    </style:style>
    <style:style style:name="pr22" style:family="presentation" style:parent-style-name="master_5f_-title">
      <style:graphic-properties fo:min-height="1.741cm"/>
      <style:paragraph-properties style:writing-mode="lr-tb"/>
    </style:style>
    <style:style style:name="pr23" style:family="presentation" style:parent-style-name="master_5f_-outline1" style:list-style-name="L4">
      <style:graphic-properties fo:min-height="14.15cm"/>
      <style:paragraph-properties style:writing-mode="lr-tb"/>
    </style:style>
    <style:style style:name="pr24" style:family="presentation" style:parent-style-name="master_5f_-notes">
      <style:graphic-properties draw:fill-color="#ffffff" fo:min-height="14.849cm"/>
      <style:paragraph-properties style:writing-mode="lr-tb"/>
    </style:style>
    <style:style style:name="pr25" style:family="presentation" style:parent-style-name="master-outline1" style:list-style-name="L4">
      <style:graphic-properties fo:min-height="14.15cm"/>
      <style:paragraph-properties style:writing-mode="lr-tb"/>
    </style:style>
    <style:style style:name="pr26" style:family="presentation" style:parent-style-name="master-notes">
      <style:graphic-properties draw:fill-color="#ffffff" fo:min-height="13.70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1" fo:language="ru" fo:country="RU"/>
    </style:style>
    <style:style style:name="P3" style:family="paragraph">
      <style:paragraph-properties fo:text-align="center" style:writing-mode="lr-tb"/>
      <style:text-properties fo:color="#ffffff" loext:opacity="100%" fo:font-size="36pt" fo:language="ru" fo:country="RU"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fo:language="ru" fo:country="RU"/>
    </style:style>
    <style:style style:name="P8" style:family="paragraph">
      <style:paragraph-properties style:writing-mode="lr-tb"/>
      <style:text-properties fo:language="ru" fo:country="RU"/>
    </style:style>
    <style:style style:name="P9" style:family="paragraph">
      <style:paragraph-properties fo:margin-top="0cm" fo:margin-bottom="0.4cm"/>
    </style:style>
    <style:style style:name="P10" style:family="paragraph">
      <style:paragraph-properties fo:margin-top="0cm" fo:margin-bottom="0.4cm" style:writing-mode="lr-tb"/>
      <style:text-properties fo:color="#000000" loext:opacity="100%" fo:font-size="28pt" fo:language="ru" fo:country="RU" style:font-size-asian="28pt" style:font-size-complex="28pt"/>
    </style:style>
    <style:style style:name="P11" style:family="paragraph">
      <loext:graphic-properties draw:fill-color="#ffffff"/>
      <style:paragraph-properties style:writing-mode="lr-tb"/>
      <style:text-properties fo:font-size="20pt" fo:language="ru" fo:country="RU"/>
    </style:style>
    <style:style style:name="P12" style:family="paragraph">
      <style:paragraph-properties fo:text-align="center"/>
    </style:style>
    <style:style style:name="P13" style:family="paragraph">
      <style:paragraph-properties fo:text-align="center" style:writing-mode="lr-tb"/>
      <style:text-properties fo:language="ru" fo:country="RU"/>
    </style:style>
    <style:style style:name="P14" style:family="paragraph">
      <style:paragraph-properties fo:text-align="center" style:writing-mode="lr-tb"/>
      <style:text-properties fo:font-size="16pt" fo:language="ru" fo:country="RU" style:font-size-asian="16pt" style:font-size-complex="16pt"/>
    </style:style>
    <style:style style:name="P15" style:family="paragraph">
      <loext:graphic-properties draw:fill-color="#ffffff"/>
      <style:paragraph-properties fo:text-align="center" style:writing-mode="lr-tb"/>
      <style:text-properties fo:font-size="16pt" fo:language="ru" fo:country="RU" style:font-size-asian="16pt" style:font-size-complex="16pt"/>
    </style:style>
    <style:style style:name="P16" style:family="paragraph">
      <style:paragraph-properties fo:text-align="center" style:writing-mode="lr-tb"/>
      <style:text-properties fo:font-size="14pt" fo:language="ru" fo:country="RU" style:font-size-asian="14pt" style:font-size-complex="14pt"/>
    </style:style>
    <style:style style:name="P17" style:family="paragraph">
      <loext:graphic-properties draw:fill-color="#ffffff"/>
      <style:paragraph-properties fo:text-align="center" style:writing-mode="lr-tb"/>
      <style:text-properties fo:font-size="14pt" fo:language="ru" fo:country="RU" style:font-size-asian="14pt" style:font-size-complex="14pt"/>
    </style:style>
    <style:style style:name="P18" style:family="paragraph">
      <loext:graphic-properties draw:fill="solid" draw:fill-color="#000000"/>
      <style:text-properties fo:language="ru" fo:country="RU"/>
    </style:style>
    <style:style style:name="P19" style:family="paragraph">
      <loext:graphic-properties draw:fill="solid" draw:fill-color="#ffffff"/>
      <style:text-properties fo:language="ru" fo:country="RU"/>
    </style:style>
    <style:style style:name="P20" style:family="paragraph">
      <style:paragraph-properties fo:text-align="center"/>
      <style:text-properties fo:language="ru" fo:country="RU"/>
    </style:style>
    <style:style style:name="P21" style:family="paragraph">
      <loext:graphic-properties draw:fill="solid" draw:fill-color="#729fcf"/>
      <style:paragraph-properties fo:text-align="center"/>
      <style:text-properties fo:font-size="16pt" fo:language="ru" fo:country="RU" style:font-size-asian="16pt" style:font-size-complex="16pt"/>
    </style:style>
    <style:style style:name="P22" style:family="paragraph">
      <loext:graphic-properties draw:fill="none" draw:fill-color="#ffffff"/>
      <style:paragraph-properties fo:text-align="center"/>
      <style:text-properties fo:font-size="16pt" fo:language="ru" fo:country="RU" style:font-size-asian="16pt" style:font-size-complex="16pt"/>
    </style:style>
    <style:style style:name="P23" style:family="paragraph">
      <loext:graphic-properties draw:fill-color="#729fcf" draw:opacity="50%"/>
      <style:paragraph-properties fo:text-align="center"/>
      <style:text-properties fo:font-size="16pt" fo:language="ru" fo:country="RU" style:font-size-asian="16pt" style:font-size-complex="16pt"/>
    </style:style>
    <style:style style:name="P24" style:family="paragraph">
      <loext:graphic-properties draw:fill-color="#ffffff"/>
      <style:paragraph-properties fo:text-align="center"/>
      <style:text-properties fo:language="ru" fo:country="RU"/>
    </style:style>
    <style:style style:name="P25" style:family="paragraph">
      <loext:graphic-properties draw:fill="none"/>
      <style:paragraph-properties fo:text-align="center"/>
      <style:text-properties fo:language="ru" fo:country="RU"/>
    </style:style>
    <style:style style:name="P26" style:family="paragraph">
      <loext:graphic-properties draw:fill-color="#ffffff" draw:opacity="100%"/>
      <style:paragraph-properties fo:text-align="center"/>
      <style:text-properties fo:language="ru" fo:country="RU"/>
    </style:style>
    <style:style style:name="P27" style:family="paragraph">
      <loext:graphic-properties draw:fill="none" draw:opacity="100%"/>
      <style:paragraph-properties fo:text-align="center"/>
      <style:text-properties fo:language="ru" fo:country="RU"/>
    </style:style>
    <style:style style:name="P28" style:family="paragraph">
      <loext:graphic-properties draw:opacity="100%"/>
      <style:paragraph-properties fo:text-align="center"/>
      <style:text-properties fo:language="ru" fo:country="RU"/>
    </style:style>
    <style:style style:name="P29" style:family="paragraph">
      <style:paragraph-properties fo:text-align="center" style:writing-mode="lr-tb"/>
      <style:text-properties fo:font-size="14pt" fo:language="ru" fo:country="RU"/>
    </style:style>
    <style:style style:name="P30" style:family="paragraph">
      <loext:graphic-properties draw:fill="none"/>
      <style:paragraph-properties fo:text-align="center" style:writing-mode="lr-tb"/>
      <style:text-properties fo:font-size="14pt" fo:language="ru" fo:country="RU"/>
    </style:style>
    <style:style style:name="P31" style:family="paragraph">
      <style:paragraph-properties fo:margin-left="0cm" fo:margin-right="0cm" fo:margin-top="0cm" fo:margin-bottom="0.2cm" fo:text-indent="0cm"/>
    </style:style>
    <style:style style:name="P32" style:family="paragraph">
      <loext:graphic-properties draw:fill-color="#ffffff"/>
      <style:paragraph-properties fo:margin-left="0cm" fo:margin-right="0cm" fo:margin-top="0cm" fo:margin-bottom="0.2cm" fo:text-indent="0cm" style:writing-mode="lr-tb"/>
      <style:text-properties fo:font-size="14pt" fo:language="ru" fo:country="RU" style:text-underline-style="none" style:font-size-asian="14pt" style:font-size-complex="14pt"/>
    </style:style>
    <style:style style:name="P33" style:family="paragraph">
      <style:paragraph-properties fo:margin-top="0cm" fo:margin-bottom="0.5cm"/>
    </style:style>
    <style:style style:name="P34" style:family="paragraph">
      <style:paragraph-properties fo:margin-top="0cm" fo:margin-bottom="0.4cm" style:writing-mode="lr-tb"/>
      <style:text-properties fo:font-size="28pt" fo:language="ru" fo:country="RU" style:font-size-asian="28pt" style:font-size-complex="28pt"/>
    </style:style>
    <style:style style:name="P35" style:family="paragraph">
      <style:paragraph-properties fo:margin-left="0cm" fo:margin-right="0cm" fo:margin-top="0cm" fo:margin-bottom="0.2cm" fo:text-indent="-0.6cm"/>
    </style:style>
    <style:style style:name="P36" style:family="paragraph">
      <loext:graphic-properties draw:fill-color="#ffffff"/>
      <style:paragraph-properties fo:margin-left="0cm" fo:margin-right="0cm" fo:margin-top="0cm" fo:margin-bottom="0.2cm" fo:text-indent="-0.6cm" style:writing-mode="lr-tb"/>
      <style:text-properties fo:font-size="14pt" fo:language="ru" fo:country="RU" style:text-underline-style="none" style:font-size-asian="14pt" style:font-size-complex="14pt"/>
    </style:style>
    <style:style style:name="P37" style:family="paragraph">
      <loext:graphic-properties draw:fill="none"/>
      <style:paragraph-properties fo:text-align="start" style:writing-mode="lr-tb"/>
      <style:text-properties style:font-name="Liberation Mono3" fo:font-size="18pt" fo:language="ru" fo:country="RU"/>
    </style:style>
    <style:style style:name="P38" style:family="paragraph">
      <style:paragraph-properties fo:margin-left="0cm" fo:margin-right="0cm" fo:margin-top="0cm" fo:margin-bottom="0.4cm" fo:text-indent="0cm"/>
    </style:style>
    <style:style style:name="P39" style:family="paragraph">
      <style:paragraph-properties fo:margin-left="0cm" fo:margin-right="0cm" fo:margin-top="0cm" fo:margin-bottom="0.5cm" fo:text-indent="0cm"/>
    </style:style>
    <style:style style:name="P40" style:family="paragraph">
      <style:paragraph-properties fo:margin-left="0cm" fo:margin-right="0cm" fo:margin-top="0cm" fo:margin-bottom="0.4cm" fo:text-indent="0cm" style:writing-mode="lr-tb"/>
      <style:text-properties fo:font-variant="normal" fo:text-transform="none" style:use-window-font-color="true" loext:opacity="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P41" style:family="paragraph">
      <loext:graphic-properties draw:fill-color="#cccccc"/>
      <style:paragraph-properties fo:text-align="center" style:writing-mode="lr-tb"/>
      <style:text-properties fo:font-size="16pt" fo:language="ru" fo:country="RU" style:font-size-asian="16pt" style:font-size-complex="16pt"/>
    </style:style>
    <style:style style:name="P42" style:family="paragraph">
      <loext:graphic-properties draw:fill="solid" draw:fill-color="#000000"/>
      <style:paragraph-properties fo:text-align="center"/>
      <style:text-properties fo:language="ru" fo:country="RU"/>
    </style:style>
    <style:style style:name="P43" style:family="paragraph">
      <loext:graphic-properties draw:fill="none" draw:fill-color="#ffffff"/>
      <style:paragraph-properties style:writing-mode="lr-tb"/>
      <style:text-properties fo:font-size="24pt" fo:language="ru" fo:country="RU"/>
    </style:style>
    <style:style style:name="P44" style:family="paragraph">
      <style:paragraph-properties fo:text-align="center" style:writing-mode="lr-tb"/>
      <style:text-properties fo:font-size="10pt" fo:language="ru" fo:country="RU" style:font-size-asian="10pt" style:font-size-complex="10pt"/>
    </style:style>
    <style:style style:name="P45" style:family="paragraph">
      <loext:graphic-properties draw:fill="solid" draw:fill-color="#ffffff" draw:opacity="100%"/>
      <style:paragraph-properties fo:text-align="center" style:writing-mode="lr-tb"/>
      <style:text-properties fo:font-size="10pt" fo:language="ru" fo:country="RU" style:font-size-asian="10pt" style:font-size-complex="10pt"/>
    </style:style>
    <style:style style:name="P46" style:family="paragraph">
      <loext:graphic-properties draw:fill="solid" draw:fill-color="#ffffff" draw:opacity="100%"/>
      <style:paragraph-properties fo:text-align="center"/>
      <style:text-properties fo:language="ru" fo:country="RU"/>
    </style:style>
    <style:style style:name="P47" style:family="paragraph">
      <loext:graphic-properties draw:fill-color="#000000"/>
      <style:paragraph-properties fo:text-align="center"/>
      <style:text-properties fo:language="ru" fo:country="RU"/>
    </style:style>
    <style:style style:name="P48" style:family="paragraph">
      <style:paragraph-properties fo:margin-top="0cm" fo:margin-bottom="0.4cm" style:writing-mode="lr-tb"/>
      <style:text-properties fo:color="#000000" loext:opacity="100%" fo:language="ru" fo:country="RU"/>
    </style:style>
    <style:style style:name="P49" style:family="paragraph">
      <loext:graphic-properties draw:fill-color="#ffffff"/>
      <style:paragraph-properties style:writing-mode="lr-tb"/>
      <style:text-properties fo:language="ru" fo:country="RU"/>
    </style:style>
    <style:style style:name="P50" style:family="paragraph">
      <style:paragraph-properties style:writing-mode="lr-tb"/>
      <style:text-properties fo:color="#000000" loext:opacity="100%" fo:language="ru" fo:country="RU"/>
    </style:style>
    <style:style style:name="P51" style:family="paragraph">
      <style:paragraph-properties fo:margin-left="0cm" fo:margin-right="0cm" fo:text-indent="-0.6cm" style:writing-mode="lr-tb"/>
    </style:style>
    <style:style style:name="P52" style:family="paragraph">
      <loext:graphic-properties draw:fill-color="#ffffff"/>
      <style:paragraph-properties fo:margin-left="0cm" fo:margin-right="0cm" fo:text-indent="-0.6cm" style:writing-mode="lr-tb"/>
      <style:text-properties fo:font-size="14pt" fo:language="ru" fo:country="RU"/>
    </style:style>
    <style:style style:name="P53" style:family="paragraph">
      <style:paragraph-properties fo:margin-top="0cm" fo:margin-bottom="0.2cm"/>
      <style:text-properties fo:hyphenate="false" loext:hyphenation-no-caps="false"/>
    </style:style>
    <style:style style:name="P54" style:family="paragraph">
      <style:text-properties fo:hyphenate="false" loext:hyphenation-no-caps="false"/>
    </style:style>
    <style:style style:name="P55" style:family="paragraph">
      <style:paragraph-properties fo:margin-top="0cm" fo:margin-bottom="0.4cm"/>
      <style:text-properties fo:hyphenate="false" loext:hyphenation-no-caps="false"/>
    </style:style>
    <style:style style:name="P56" style:family="paragraph">
      <style:paragraph-properties fo:margin-top="0cm" fo:margin-bottom="0.2cm" style:writing-mode="lr-tb"/>
      <style:text-properties fo:color="#000000" loext:opacity="100%" fo:font-size="26pt" fo:language="ru" fo:country="RU" style:font-size-asian="26pt" style:font-size-complex="26pt" fo:hyphenate="false" loext:hyphenation-no-caps="false"/>
    </style:style>
    <style:style style:name="P57" style:family="paragraph">
      <style:paragraph-properties fo:margin-left="0cm" fo:margin-right="0cm" fo:margin-top="0cm" fo:margin-bottom="0.2cm" fo:text-indent="0cm" style:writing-mode="lr-tb"/>
    </style:style>
    <style:style style:name="P58" style:family="paragraph">
      <loext:graphic-properties draw:fill-color="#ffffff"/>
      <style:paragraph-properties fo:margin-left="0cm" fo:margin-right="0cm" fo:margin-top="0cm" fo:margin-bottom="0.2cm" fo:text-indent="0cm" style:writing-mode="lr-tb"/>
      <style:text-properties fo:font-size="14pt" fo:language="ru" fo:country="RU" style:font-size-asian="14pt" style:font-size-complex="14pt"/>
    </style:style>
    <style:style style:name="T1" style:family="text">
      <style:text-properties fo:color="#ffffff" loext:opacity="100%" style:font-name="Liberation Sans1" fo:font-size="32pt" fo:language="ru" fo:country="RU" style:font-size-asian="32pt" style:font-size-complex="32pt"/>
    </style:style>
    <style:style style:name="T2" style:family="text">
      <style:text-properties fo:color="#ffffff" loext:opacity="100%" style:font-name="Liberation Sans1" fo:language="ru" fo:country="RU"/>
    </style:style>
    <style:style style:name="T3" style:family="text">
      <style:text-properties fo:color="#ffffff" loext:opacity="100%" fo:font-size="36pt" fo:language="ru" fo:country="RU"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2" fo:font-size="14pt" fo:language="ru" fo:country="RU" style:font-name-asian="Liberation Sans2" style:font-size-asian="14pt" style:font-name-complex="Liberation Sans2"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color="#000000" loext:opacity="100%" fo:font-size="28pt" fo:language="ru" fo:country="RU" style:font-size-asian="28pt" style:font-size-complex="28pt"/>
    </style:style>
    <style:style style:name="T11" style:family="text">
      <style:text-properties fo:font-size="16pt" fo:language="ru" fo:country="RU" style:font-size-asian="16pt" style:font-size-complex="16pt"/>
    </style:style>
    <style:style style:name="T12" style:family="text">
      <style:text-properties fo:font-size="6pt" fo:language="ru" fo:country="RU" style:font-size-asian="6pt" style:font-size-complex="6pt"/>
    </style:style>
    <style:style style:name="T13" style:family="text">
      <style:text-properties fo:font-size="14pt" fo:language="ru" fo:country="RU"/>
    </style:style>
    <style:style style:name="T14" style:family="text">
      <style:text-properties fo:color="#000000" loext:opacity="100%" fo:font-size="14pt" fo:language="ru" fo:country="RU" style:text-underline-style="none" style:font-size-asian="14pt" style:font-size-complex="14pt"/>
    </style:style>
    <style:style style:name="T15" style:family="text">
      <style:text-properties fo:color="#000000" loext:opacity="100%" style:font-name="Liberation Sans2" fo:font-size="14pt" fo:language="ru" fo:country="RU" style:text-underline-style="none" style:font-name-asian="Liberation Sans2" style:font-size-asian="14pt" style:font-name-complex="Liberation Sans2" style:font-size-complex="14pt"/>
    </style:style>
    <style:style style:name="T16" style:family="text">
      <style:text-properties fo:color="#000000" loext:opacity="100%" style:font-name="Liberation Sans" fo:font-size="14pt" fo:language="ru" fo:country="RU" style:text-underline-style="none" style:font-name-asian="Liberation Sans2" style:font-size-asian="14pt" style:font-name-complex="Liberation Sans2" style:font-size-complex="14pt"/>
    </style:style>
    <style:style style:name="T17" style:family="text">
      <style:text-properties fo:font-size="28pt" fo:language="ru" fo:country="RU" fo:font-style="italic" style:font-size-asian="28pt" style:font-style-asian="italic" style:font-size-complex="28pt" style:font-style-complex="italic"/>
    </style:style>
    <style:style style:name="T18" style:family="text">
      <style:text-properties fo:font-size="22pt" fo:language="ru" fo:country="RU" style:font-size-asian="22pt" style:font-size-complex="22pt"/>
    </style:style>
    <style:style style:name="T19" style:family="text">
      <style:text-properties style:use-window-font-color="true" loext:opacity="0%" fo:font-size="14pt" fo:language="ru" fo:country="RU" style:text-underline-style="none" fo:background-color="transparent" style:font-size-asian="14pt" style:font-size-complex="14pt"/>
    </style:style>
    <style:style style:name="T20" style:family="text">
      <style:text-properties style:use-window-font-color="true" loext:opacity="0%" fo:font-size="14pt" fo:language="ru" fo:country="RU" fo:font-style="italic" style:text-underline-style="none" fo:background-color="transparent" style:font-size-asian="14pt" style:font-style-asian="italic" style:font-size-complex="14pt" style:font-style-complex="italic"/>
    </style:style>
    <style:style style:name="T21" style:family="text">
      <style:text-properties style:use-window-font-color="true" loext:opacity="0%" style:font-name="Liberation Sans2" fo:font-size="14pt" fo:language="ru" fo:country="RU" style:text-underline-style="none" fo:background-color="transparent" style:font-name-asian="Liberation Sans2" style:font-size-asian="14pt" style:font-name-complex="Liberation Sans2" style:font-size-complex="14pt"/>
    </style:style>
    <style:style style:name="T22" style:family="text">
      <style:text-properties style:use-window-font-color="true" loext:opacity="0%" style:font-name="Liberation Sans" fo:font-size="14pt" fo:language="ru" fo:country="RU" style:text-underline-style="none" fo:background-color="transparent" style:font-name-asian="Liberation Sans2" style:font-size-asian="14pt" style:font-name-complex="Liberation Sans2" style:font-size-complex="14pt"/>
    </style:style>
    <style:style style:name="T23"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fo:background-color="transparent" style:font-name-asian="Liberation Sans2" style:font-size-asian="14pt" style:font-style-asian="italic" style:font-weight-asian="normal" style:font-name-complex="Liberation Sans2" style:font-size-complex="14pt" style:font-style-complex="italic"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fo:background-color="transparent"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2" fo:font-size="14pt" fo:language="ru" fo:country="RU" fo:font-style="normal" fo:text-shadow="none" style:text-underline-style="none" fo:font-weight="normal" style:letter-kerning="true" fo:background-color="transparent"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26" style:family="text">
      <style:text-properties style:font-name="Liberation Mono3" fo:font-size="18pt" fo:language="ru" fo:country="RU"/>
    </style:style>
    <style:style style:name="T27" style:family="text">
      <style:text-properties fo:font-size="28pt" fo:language="ru" fo:country="RU" fo:font-style="normal" style:font-size-asian="28pt" style:font-style-asian="normal" style:font-size-complex="28pt" style:font-style-complex="normal"/>
    </style:style>
    <style:style style:name="T28" style:family="text">
      <style:text-properties fo:font-variant="normal" fo:text-transform="none" style:use-window-font-color="true" loext:opacity="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erif" fo:font-size="28pt" fo:language="ru" fo:country="RU" fo:font-style="italic" fo:text-shadow="none" style:text-underline-style="none" fo:font-weight="normal" style:letter-kerning="true" style:font-name-asian="Droid Sans Fallback1" style:font-size-asian="28pt" style:font-style-asian="italic" style:font-weight-asian="normal" style:font-name-complex="FreeSans2" style:font-size-complex="28pt" style:font-style-complex="italic"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1" style:family="text">
      <style:text-properties fo:font-size="24pt" fo:language="ru" fo:country="RU"/>
    </style:style>
    <style:style style:name="T32" style:family="text">
      <style:text-properties fo:font-size="10pt" fo:language="ru" fo:country="RU" style:font-size-asian="10pt" style:font-size-complex="10pt"/>
    </style:style>
    <style:style style:name="T33" style:family="text">
      <style:text-properties fo:font-variant="normal" fo:text-transform="none" fo:color="#000000" loext:opacity="100%" style:text-outline="false" style:text-line-through-style="none" style:text-line-through-type="none" style:font-name="Liberation Sans" fo:font-size="14pt" fo:language="ru" fo:country="RU"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font-name="Liberation Sans2" fo:font-size="14pt" fo:language="ru" fo:country="RU"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6" style:family="text">
      <style:text-properties fo:color="#000000" loext:opacity="100%" fo:font-size="26pt" fo:language="ru" fo:country="RU" style:font-size-asian="26pt" style:font-size-complex="26pt"/>
    </style:style>
    <style:style style:name="T37" style:family="text">
      <style:text-properties fo:font-variant="normal" fo:text-transform="none" fo:color="#000000" loext:opacity="100%" style:text-outline="false" style:text-line-through-style="none" style:text-line-through-type="none" style:font-name="Liberation Serif"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38" style:family="text">
      <style:text-properties style:font-name="Liberation Mono3" fo:font-size="14pt" fo:language="ru" fo:country="RU"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Управление доступом</text:span><text:span text:style-name="T2"><text:line-break/></text:span><text:span text:style-name="T2">Использование SSL</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Шифрование трафика</text:span></text:p>
              </text:list-item>
              <text:list-item>
                <text:p text:style-name="P9"><text:span text:style-name="T10">Параметры сервера</text:span></text:p>
              </text:list-item>
              <text:list-item>
                <text:p text:style-name="P9"><text:span text:style-name="T10">Типы подключения SSL</text:span></text:p>
              </text:list-item>
              <text:list-item>
                <text:p text:style-name="P9"><text:span text:style-name="T10">Требование SSL клиентом</text:span></text:p>
              </text:list-item>
              <text:list-item>
                <text:p text:style-name="P9"><text:span text:style-name="T9">Проверка сервера</text:span></text:p>
              </text:list-item>
              <text:list-item>
                <text:p text:style-name="P9"><text:span text:style-name="T10">Проверка сертификатов</text:span></text:p>
              </text:list-item>
              <text:list-item>
                <text:p text:style-name="P9"><text:span text:style-name="T10">Клиентские сертификаты</text:span></text:p>
              </text:list-item>
              <text:list-item>
                <text:p text:style-name="P9"><text:span text:style-name="T10">Аутентификация cert</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13" draw:layer="layout" svg:width="19.8cm" svg:height="1.741cm" svg:x="1.2cm" svg:y="0.737cm" presentation:class="title" presentation:user-transformed="true">
          <draw:text-box>
            <text:p text:style-name="P12"><text:span text:style-name="T9">Шифрование трафика</text:span></text:p>
          </draw:text-box>
        </draw:frame>
        <draw:g xml:id="id8" draw:id="id8">
          <draw:custom-shape draw:style-name="gr3" draw:text-style-name="P15" draw:layer="layout" svg:width="4.5cm" svg:height="3cm" svg:x="3.2cm" svg:y="3.95cm">
            <text:p text:style-name="P14"><text:span text:style-name="T11">клиентское</text:span></text:p>
            <text:p text:style-name="P14"><text:span text:style-name="T11">приложение</text:span></text:p>
            <draw:enhanced-geometry svg:viewBox="0 0 21600 21600" draw:type="rectangle" draw:enhanced-path="M 0 0 L 21600 0 21600 21600 0 21600 0 0 Z N"/>
          </draw:custom-shape>
          <draw:custom-shape draw:style-name="gr4" draw:text-style-name="P17" draw:layer="layout" svg:width="3cm" svg:height="1cm" draw:transform="rotate (1.5707963267949) translate (7.7cm 6.954cm)">
            <text:p text:style-name="P16"><text:span text:style-name="T6">без SSL</text:span></text:p>
            <draw:enhanced-geometry svg:viewBox="0 0 21600 21600" draw:type="rectangle" draw:enhanced-path="M 0 0 L 21600 0 21600 21600 0 21600 0 0 Z N"/>
          </draw:custom-shape>
        </draw:g>
        <draw:g xml:id="id9" draw:id="id9">
          <draw:custom-shape draw:style-name="gr5" draw:text-style-name="P15" draw:layer="layout" svg:width="6.1cm" svg:height="6.904cm" svg:x="16.57cm" svg:y="7.045cm">
            <text:p text:style-name="P14"><text:span text:style-name="T12"><text:s/></text:span></text:p>
            <text:p text:style-name="P14"><text:span text:style-name="T11">PostgreSQL</text:span></text:p>
            <draw:enhanced-geometry svg:viewBox="0 0 21600 21600" draw:type="rectangle" draw:enhanced-path="M 0 0 L 21600 0 21600 21600 0 21600 0 0 Z N"/>
          </draw:custom-shape>
          <draw:path draw:style-name="gr6" draw:text-style-name="P18" draw:layer="layout" svg:width="2.024cm" svg:height="2.018cm" svg:x="18.148cm" svg:y="9.446cm" svg:viewBox="0 0 2025 2019" svg:d="M1292 0c-27 0-53 12-68 33l-154 226c-41-3-82-3-124 0l-160-216c-20-27-60-39-92-26l-180 75c-33 14-53 50-46 86l50 259c-31 26-58 55-84 85l-269-40c-33-5-69 12-83 46l-75 180-1 1c-15 36-1 73 29 94l223 150c-3 44-2 89 4 133l-212 154c0 0 0 1-1 1-28 20-40 57-25 92l31 77 1 1 31 76c0 0 0 1 1 1 15 38 48 52 84 47 1 0 1 0 1 0l258-42c28 35 59 67 92 95l-50 264c-7 37 10 73 47 87l180 74c35 14 72 2 93-27l160-219c39 3 79 3 119 0l149 218c21 32 60 42 94 28l180-75c35-15 52-51 46-84l-41-266c32-27 61-57 88-88l268 50h1c34 6 68-13 83-43v1l1-1c0-1 0-2 1-3 0-1 1-1 1-2l71-174 1-1c1-1 2-3 2-5 2-5 4-11 5-17 5-31-9-58-32-75l-222-163c3-36 4-72 2-108l222-153c32-23 41-62 27-94l-43-103-42-102c-14-33-47-54-86-46l-264 50c-25-27-52-51-80-75l42-273c5-31-9-59-31-75-8-5-16-8-16-8 0 0-1-1-2-1h-2l-172-71-1-1c-1-1-2-1-3-2-1 0-1 0-1 0-8-3-17-5-26-5zM1017 727c111 0 216 65 261 174 61 145-8 311-153 371s-311-8-371-153 8-310 153-371c36-15 73-21 110-21z">
            <text:p/>
          </draw:path>
          <draw:path draw:style-name="gr7" draw:text-style-name="P19" draw:layer="layout" svg:width="1.904cm" svg:height="1.899cm" svg:x="18.209cm" svg:y="9.5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7" draw:text-style-name="P19" draw:layer="layout" svg:width="1.904cm" svg:height="1.899cm" svg:x="18.209cm" svg:y="9.5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8" draw:text-style-name="P18" draw:layer="layout" svg:width="1.343cm" svg:height="1.342cm" svg:x="19.616cm" svg:y="8.599cm" svg:viewBox="0 0 1344 1343" svg:d="M1068 126c-16-6-35-5-48 4 0 1 0 1 0 1l-144 101c-24-12-50-21-76-29l-47-167c-5-20-27-37-49-36l-125 4c-24 1-44 18-48 41l-29 168c-24 9-47 19-70 32l-152-86h-1c-18-10-44-8-60 9l-86 91h-1c-17 19-18 44-4 64l100 141c-12 26-21 53-28 81l-163 45c-22 6-38 25-37 50l2 53v1l1 53c1 27 18 43 41 48l165 34c9 27 20 53 34 78l-91 148c-12 20-10 46 9 63l92 85c18 17 42 18 61 5l147-95c23 11 47 20 71 27l40 165c6 24 27 39 51 38l125-4c24-1 43-18 47-39l36-170c26-9 50-20 73-33l150 91c1 0 1 0 1 0 19 12 44 8 59-7l1 1v-1c1 0 1-1 2-1 0 0 0-1 1-1l82-89h1c1-1 1-1 2-2 3-3 5-6 7-10 10-17 8-37-2-52l-97-149c10-20 19-42 26-65l169-41c25-6 38-28 38-51l-3-71-2-71c-1-23-16-43-41-48l-171-30c-8-22-19-42-31-63l88-155c10-17 8-37-2-52-3-5-7-9-7-9-1 0-1 0-1-1h-1l-88-82v-1c-1-1-1-1-2-2-5-4-10-7-15-9zM737 501c66 25 115 89 117 165 4 101-75 185-177 188-101 3-185-76-188-177-4-101 75-185 176-188 26-1 50 3 72 12z">
            <text:p/>
          </draw:path>
          <draw:path draw:style-name="gr9" draw:text-style-name="P19" draw:layer="layout" svg:width="1.266cm" svg:height="1.266cm" svg:x="19.654cm" svg:y="8.6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path draw:style-name="gr9" draw:text-style-name="P19" draw:layer="layout" svg:width="1.266cm" svg:height="1.266cm" svg:x="19.654cm" svg:y="8.6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g>
            <draw:custom-shape draw:style-name="gr10" draw:text-style-name="P20" xml:id="id1" draw:id="id1" draw:layer="layout" svg:width="0.254cm" svg:height="0.254cm" svg:x="20.581cm" svg:y="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2" draw:id="id2" draw:layer="layout" svg:width="0.254cm" svg:height="0.254cm" svg:x="20.182cm" svg:y="12.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3" draw:id="id3" draw:layer="layout" svg:width="0.254cm" svg:height="0.254cm" svg:x="20.983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4" draw:id="id4" draw:layer="layout" svg:width="0.254cm" svg:height="0.254cm" svg:x="19.983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5" draw:id="id5" draw:layer="layout" svg:width="0.254cm" svg:height="0.254cm" svg:x="20.383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6" draw:id="id6" draw:layer="layout" svg:width="0.254cm" svg:height="0.254cm" svg:x="20.783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7" draw:id="id7" draw:layer="layout" svg:width="0.254cm" svg:height="0.254cm" svg:x="21.184cm" svg:y="13.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0" draw:layer="layout" draw:type="line" svg:x1="20.618cm" svg:y1="12.287cm" svg:x2="20.399cm" svg:y2="12.608cm" draw:start-shape="id1" draw:start-glue-point="7" draw:end-shape="id2" draw:end-glue-point="11" svg:d="M20618 12287l-219 321" svg:viewBox="0 0 220 322">
              <text:p/>
            </draw:connector>
            <draw:connector draw:style-name="gr11" draw:text-style-name="P20" draw:layer="layout" draw:type="line" svg:x1="20.798cm" svg:y1="12.287cm" svg:x2="21.02cm" svg:y2="12.609cm" draw:start-shape="id1" draw:start-glue-point="9" draw:end-shape="id3" draw:end-glue-point="5" svg:d="M20798 12287l222 322" svg:viewBox="0 0 223 323">
              <text:p/>
            </draw:connector>
            <draw:connector draw:style-name="gr11" draw:text-style-name="P20" draw:layer="layout" draw:type="line" svg:x1="20.309cm" svg:y1="12.825cm" svg:x2="20.11cm" svg:y2="13.072cm" draw:start-shape="id2" draw:start-glue-point="8" draw:end-shape="id4" draw:end-glue-point="4" svg:d="M20309 12825l-199 247" svg:viewBox="0 0 200 248">
              <text:p/>
            </draw:connector>
            <draw:connector draw:style-name="gr11" draw:text-style-name="P20" draw:layer="layout" draw:type="line" svg:x1="20.309cm" svg:y1="12.825cm" svg:x2="20.51cm" svg:y2="13.072cm" draw:start-shape="id2" draw:start-glue-point="8" draw:end-shape="id5" svg:d="M20309 12825l201 247" svg:viewBox="0 0 202 248">
              <text:p/>
            </draw:connector>
            <draw:connector draw:style-name="gr11" draw:text-style-name="P20" draw:layer="layout" draw:type="line" svg:x1="21.11cm" svg:y1="12.826cm" svg:x2="20.91cm" svg:y2="13.072cm" draw:start-shape="id3" draw:end-shape="id6" draw:end-glue-point="4" svg:d="M21110 12826l-200 246" svg:viewBox="0 0 201 247">
              <text:p/>
            </draw:connector>
            <draw:connector draw:style-name="gr11" draw:text-style-name="P20" draw:layer="layout" draw:type="line" svg:x1="21.11cm" svg:y1="12.826cm" svg:x2="21.311cm" svg:y2="13.073cm" draw:start-shape="id3" draw:start-glue-point="8" draw:end-shape="id7" draw:end-glue-point="4" svg:d="M21110 12826l201 247" svg:viewBox="0 0 202 248">
              <text:p/>
            </draw:connector>
          </draw:g>
          <draw:g>
            <draw:custom-shape draw:style-name="gr12" draw:text-style-name="P21" draw:layer="layout" svg:width="1.6cm" svg:height="0.184cm" svg:x="17.758cm" svg:y="12.07cm">
              <text:p/>
              <draw:enhanced-geometry svg:viewBox="0 0 21600 21600" draw:type="rectangle" draw:enhanced-path="M 0 0 L 21600 0 21600 21600 0 21600 0 0 Z N"/>
            </draw:custom-shape>
            <draw:custom-shape draw:style-name="gr13" draw:text-style-name="P22" draw:layer="layout" svg:width="1.6cm" svg:height="1.19cm" svg:x="17.758cm" svg:y="12.07cm">
              <text:p/>
              <draw:enhanced-geometry svg:viewBox="0 0 21600 21600" draw:type="rectangle" draw:enhanced-path="M 0 0 L 21600 0 21600 21600 0 21600 0 0 Z N"/>
            </draw:custom-shape>
            <draw:custom-shape draw:style-name="gr14" draw:text-style-name="P23" draw:layer="layout" svg:width="0.4cm" svg:height="1.19cm" svg:x="17.758cm" svg:y="12.07cm">
              <text:p/>
              <draw:enhanced-geometry svg:viewBox="0 0 21600 21600" draw:type="rectangle" draw:enhanced-path="M 0 0 L 21600 0 21600 21600 0 21600 0 0 Z N"/>
            </draw:custom-shape>
            <draw:custom-shape draw:style-name="gr14" draw:text-style-name="P23" draw:layer="layout" svg:width="0.4cm" svg:height="1.19cm" svg:x="18.158cm" svg:y="12.07cm">
              <text:p/>
              <draw:enhanced-geometry svg:viewBox="0 0 21600 21600" draw:type="rectangle" draw:enhanced-path="M 0 0 L 21600 0 21600 21600 0 21600 0 0 Z N"/>
            </draw:custom-shape>
            <draw:custom-shape draw:style-name="gr14" draw:text-style-name="P23" draw:layer="layout" svg:width="0.4cm" svg:height="1.19cm" svg:x="18.558cm" svg:y="12.07cm">
              <text:p/>
              <draw:enhanced-geometry svg:viewBox="0 0 21600 21600" draw:type="rectangle" draw:enhanced-path="M 0 0 L 21600 0 21600 21600 0 21600 0 0 Z N"/>
            </draw:custom-shape>
            <draw:custom-shape draw:style-name="gr14" draw:text-style-name="P23" draw:layer="layout" svg:width="0.4cm" svg:height="1.19cm" svg:x="18.958cm" svg:y="12.07cm">
              <text:p/>
              <draw:enhanced-geometry svg:viewBox="0 0 21600 21600" draw:type="rectangle" draw:enhanced-path="M 0 0 L 21600 0 21600 21600 0 21600 0 0 Z N"/>
            </draw:custom-shape>
          </draw:g>
          <draw:custom-shape draw:style-name="gr15" draw:text-style-name="P15" draw:layer="layout" svg:width="8cm" svg:height="6.91cm" svg:x="16.57cm" svg:y="7.045cm">
            <text:p text:style-name="P14"><text:span text:style-name="T12"><text:s/></text:span></text:p>
            <text:p text:style-name="P14"><text:span text:style-name="T11">PostgreSQL</text:span></text:p>
            <draw:enhanced-geometry svg:viewBox="0 0 21600 21600" draw:type="rectangle" draw:enhanced-path="M 0 0 L 21600 0 21600 21600 0 21600 0 0 Z N"/>
          </draw:custom-shape>
          <draw:custom-shape draw:style-name="gr16" draw:text-style-name="P24" draw:layer="layout" svg:width="2.032cm" svg:height="1.882cm" svg:x="17.05cm" svg:y="11.585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19.551cm" svg:y="11.5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22.051cm" svg:y="11.5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7" draw:text-style-name="P19" draw:layer="layout" svg:width="1.546cm" svg:height="1.543cm" svg:x="19.426cm" svg:y="9.336cm" svg:viewBox="0 0 1547 1544" svg:d="M388 72c-7 2-10 9-9 16l45 237c-39 30-72 65-101 103l-246-36c-6-1-13 2-15 8l-61 146c-2 6 0 15 6 18l203 137c-6 51-4 104 4 156l-194 142c-5 3-8 12-5 17l26 63 26 63c2 6 9 10 16 8l237-38c31 43 68 81 108 113l-45 241c-2 7 2 14 9 17l146 60c6 2 14 0 17-6l146-200c48 7 97 7 146 1l136 199c3 6 11 8 17 6l146-61c7-3 10-9 8-16l-37-242c41-31 76-67 105-106l246 45c6 2 13-2 15-8l1-1 59-145 1-2c1 0 1-1 1-2 1-6-1-11-6-14l-203-149c6-45 8-91 3-137l203-138c6-4 7-11 4-18l-34-83-35-82c-3-7-9-11-16-10l-241 47c-29-37-62-68-99-94l37-250c1-5 0-10-5-14-1 0-2 0-3-1h-1l-145-60-1-1c-6-2-14 0-18 6l-140 207c-49-8-99-8-149-1l-146-197c-3-5-11-8-17-5zM669 515c142-59 305 8 364 150 60 143-8 306-150 365s-305-8-365-150c-58-142 8-306 151-365z">
            <text:p/>
          </draw:path>
          <draw:path draw:style-name="gr9" draw:text-style-name="P19" draw:layer="layout" svg:width="1.028cm" svg:height="1.028cm" svg:x="20.6cm" svg:y="8.631cm" svg:viewBox="0 0 1029 1029" svg:d="M440 3c-4 0-8 4-9 8l-26 154c-31 9-59 22-85 38l-140-78c-3-2-8-2-11 2l-70 74c-2 3-3 9-1 12l92 129c-15 29-27 62-33 95l-150 41c-4 1-7 5-7 9l2 44v44c1 4 4 8 9 9l151 31c9 32 22 64 39 92l-82 135c-2 4-1 9 2 13l74 69c3 3 8 3 12 0l133-87c28 15 57 26 88 34l37 151c0 4 4 7 9 7l102-3c4-1 7-3 8-7l33-155c31-9 60-23 87-40l138 83c4 3 8 2 11-1h1l69-75h1c0-1 0-1 0-2 2-3 2-6 0-9l-88-136c14-26 25-53 32-82l154-37c5-1 7-5 7-9l-1-59-3-58c0-4-3-8-7-8l-156-27c-9-29-22-56-38-80l79-141c2-3 2-7 0-10-1-1-1-1-1-2h-1l-74-69c-3-4-8-4-11-1l-133 92c-27-15-58-26-89-35l-43-151c-1-5-4-7-9-7zM508 335c100-4 182 74 186 173 3 100-75 182-174 186-98 3-182-75-185-174-4-99 74-182 173-185z">
            <text:p/>
          </draw:path>
        </draw:g>
        <draw:g xml:id="id10" draw:id="id10">
          <draw:custom-shape draw:style-name="gr3" draw:text-style-name="P15" draw:layer="layout" svg:width="4.5cm" svg:height="3cm" svg:x="3.2cm" svg:y="14.45cm">
            <text:p text:style-name="P14"><text:span text:style-name="T11">клиентское</text:span></text:p>
            <text:p text:style-name="P14"><text:span text:style-name="T11">приложение</text:span></text:p>
            <draw:enhanced-geometry svg:viewBox="0 0 21600 21600" draw:type="rectangle" draw:enhanced-path="M 0 0 L 21600 0 21600 21600 0 21600 0 0 Z N"/>
          </draw:custom-shape>
          <draw:custom-shape draw:style-name="gr4" draw:text-style-name="P17" draw:layer="layout" svg:width="3cm" svg:height="1cm" draw:transform="rotate (1.5707963267949) translate (7.7cm 17.454cm)">
            <text:p text:style-name="P16"><text:span text:style-name="T6">SSL</text:span></text:p>
            <draw:enhanced-geometry svg:viewBox="0 0 21600 21600" draw:type="rectangle" draw:enhanced-path="M 0 0 L 21600 0 21600 21600 0 21600 0 0 Z N"/>
          </draw:custom-shape>
        </draw:g>
        <draw:connector draw:style-name="gr17" draw:text-style-name="P25" draw:layer="layout" draw:type="line" svg:x1="8.7cm" svg:y1="5.452cm" svg:x2="16.57cm" svg:y2="10.5cm" draw:start-shape="id8" draw:start-glue-point="1" draw:end-shape="id9" draw:end-glue-point="3" svg:d="M8700 5452l7870 5048" svg:viewBox="0 0 7871 5049">
          <text:p/>
        </draw:connector>
        <draw:connector draw:style-name="gr18" draw:text-style-name="P25" draw:layer="layout" draw:type="line" svg:x1="8.7cm" svg:y1="15.952cm" svg:x2="16.57cm" svg:y2="10.5cm" draw:start-shape="id10" draw:start-glue-point="1" draw:end-shape="id9" draw:end-glue-point="3" svg:d="M8700 15952l7870-5452" svg:viewBox="0 0 7871 5453">
          <text:p/>
        </draw:connector>
        <draw:g>
          <draw:custom-shape draw:style-name="gr19" draw:text-style-name="P26" draw:layer="layout" svg:width="0.908cm" svg:height="0.974cm" svg:x="12.201cm" svg:y="7.36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0" draw:text-style-name="P27" draw:layer="layout" svg:x1="12.201cm" svg:y1="8.34cm" svg:x2="11.684cm" svg:y2="8.84cm">
            <text:p/>
          </draw:line>
          <draw:ellipse draw:style-name="gr21" draw:text-style-name="P28" draw:layer="layout" svg:width="0.905cm" svg:height="0.756cm" svg:x="12.046cm" svg:y="7.521cm" draw:kind="arc" draw:start-angle="359.94" draw:end-angle="61.73">
            <text:p/>
          </draw:ellipse>
        </draw:g>
        <draw:g>
          <draw:custom-shape draw:style-name="gr19" draw:text-style-name="P26" draw:layer="layout" svg:width="0.908cm" svg:height="0.974cm" svg:x="12.201cm" svg:y="12.7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0" draw:text-style-name="P27" draw:layer="layout" svg:x1="12.201cm" svg:y1="13.724cm" svg:x2="11.684cm" svg:y2="14.224cm">
            <text:p/>
          </draw:line>
          <draw:ellipse draw:style-name="gr21" draw:text-style-name="P28" draw:layer="layout" svg:width="0.905cm" svg:height="0.756cm" svg:x="12.046cm" svg:y="12.905cm" draw:kind="arc" draw:start-angle="359.94" draw:end-angle="61.73">
            <text:p/>
          </draw:ellipse>
        </draw:g>
        <draw:custom-shape draw:style-name="gr22" draw:text-style-name="P30" draw:layer="layout" svg:width="6.096cm" svg:height="1.524cm" svg:x="12.192cm" svg:y="4.572cm">
          <text:p text:style-name="P29"><text:span text:style-name="T13">текст всего трафика виден</text:span></text:p>
          <draw:enhanced-geometry svg:viewBox="0 0 21600 21600" draw:text-areas="800 800 20800 20800" draw:type="round-rectangular-callout" draw:modifiers="2359.45546990323 44290.62295081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30" draw:layer="layout" svg:width="5.587cm" svg:height="1.444cm" svg:x="12.193cm" svg:y="15.574cm">
          <text:p text:style-name="P29"><text:span text:style-name="T13">E..&lt;.X@.@.LF...</text:span></text:p>
          <text:p text:style-name="P29"><text:span text:style-name="T13">......8..\..........L.........</text:span></text:p>
          <draw:enhanced-geometry svg:viewBox="0 0 21600 21600" draw:text-areas="800 800 20800 20800" draw:type="round-rectangular-callout" draw:modifiers="2473.8725841088 -32287.8892733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6" draw:text-style-name="P32" draw:layer="layout" svg:width="16.799cm" svg:height="14.341cm" svg:x="2.1cm" svg:y="14.107cm" presentation:class="notes" presentation:user-transformed="true">
            <draw:text-box>
              <text:p text:style-name="P31"><text:span text:style-name="T14">Трафик между клиентом и сервером может быть перехвачен, например, программами </text:span><text:span text:style-name="T15">—</text:span><text:span text:style-name="T16"> снифферами, такими, как tcpdump или Wireshark. Если этот трафик не зашифрован, то все команды, имена пользователей и даже пароли (в случае применения метода аутентификации password) будут видны в перехвате. Информацию по tcpdump можно получить по адресу: </text:span><text:span text:style-name="T16"><text:a xlink:href="https://www.tcpdump.org/" xlink:type="simple">https://www.tcpdump.org/</text:a></text:span></text:p>
              <text:p text:style-name="P31"><text:span text:style-name="T16">PostgreSQL поддерживает криптографическую защиту SSL (точнее </text:span><text:span text:style-name="T15">—</text:span><text:span text:style-name="T16"> TLS, но для удобства мы будем далее пользоваться термином SSL). PostgreSQL позволяет использовать разные библиотеки, реализующие SSL, но наиболее популярной является OpenSSL. Руководство по OpenSSL: </text:span><text:span text:style-name="T16"><text:a xlink:href="https://docs.openssl.org/3.2/man7/ossl-guide-introduction/" xlink:type="simple">https://docs.openssl.org/3.2/man7/ossl-guide-introduction/</text:a></text:span></text:p>
              <text:p text:style-name="P31"><text:span text:style-name="T16">В качестве введения можно использовать документацию на libcrypto </text:span><text:span text:style-name="T16"><text:a xlink:href="https://docs.openssl.org/master/man7/ossl-guide-libcrypto-introduction/" xlink:type="simple">https://docs.openssl.org/master/man7/ossl-guide-libcrypto-introduction/</text:a></text:span></text:p>
              <text:p text:style-name="P31"><text:span text:style-name="T16">В PostgreSQL SSL может быть использован двояко: как для шифрования трафика, так и для аутентификации. При этом можно проверять аутентичность как сервера, так и клиента.</text:span></text:p>
              <text:p text:style-name="P31"><text:span text:style-name="T16">Будет шифроваться трафик или нет зависит от: </text:span></text:p>
              <text:list text:style-name="L1">
                <text:list-item>
                  <text:p text:style-name="P31"><text:span text:style-name="T16">параметров настройки сервера</text:span><text:span text:style-name="T16"><text:line-break/></text:span><text:span text:style-name="T16"><text:a xlink:href="https://postgrespro.ru/docs/postgresql/16/ssl-tcp#SSL-OPENSSL-CONFIG" xlink:type="simple">https://postgrespro.ru/docs/postgresql/16/ssl-tcp#SSL-OPENSSL-CONFIG</text:a></text:span></text:p>
                </text:list-item>
                <text:list-item>
                  <text:p text:style-name="P31"><text:span text:style-name="T16">разрешений в pg_hba.conf</text:span><text:span text:style-name="T16"><text:line-break/></text:span><text:span text:style-name="T16"><text:a xlink:href="https://postgrespro.ru/docs/postgresql/16/auth-pg-hba-conf" xlink:type="simple">https://postgrespro.ru/docs/postgresql/16/auth-pg-hba-conf</text:a></text:span></text:p>
                </text:list-item>
                <text:list-item>
                  <text:p text:style-name="P31"><text:span text:style-name="T16">параметров соединения libpq</text:span><text:span text:style-name="T16"><text:line-break/></text:span><text:span text:style-name="T16"><text:a xlink:href="https://postgrespro.ru/docs/postgresql/16/libpq-ssl" xlink:type="simple">https://postgrespro.ru/docs/postgresql/16/libpq-ssl</text:a></text:span></text:p>
                </text:list-item>
              </text:list>
            </draw:text-box>
          </draw:frame>
        </presentation:notes>
      </draw:page>
      <draw:page draw:name="page4" draw:style-name="dp1" draw:master-page-name="master_5f_" presentation:presentation-page-layout-name="AL1T1">
        <office:forms form:automatic-focus="false" form:apply-design-mode="false"/>
        <draw:frame presentation:style-name="pr7" draw:text-style-name="P13" draw:layer="layout" svg:width="20.39cm" svg:height="1.741cm" svg:x="1.2cm" svg:y="0.737cm" presentation:class="title" presentation:user-transformed="true">
          <draw:text-box>
            <text:p text:style-name="P12"><text:span text:style-name="T9">Параметры сервера</text:span></text:p>
          </draw:text-box>
        </draw:frame>
        <draw:frame presentation:style-name="pr8" draw:text-style-name="P34" draw:layer="layout" svg:width="25.6cm" svg:height="14.504cm" svg:x="1.2cm" svg:y="4.8cm" presentation:class="outline" presentation:user-transformed="true">
          <draw:text-box>
            <text:list text:style-name="L3">
              <text:list-item>
                <text:p text:style-name="P9"><text:span text:style-name="T17">ssl</text:span></text:p>
                <text:list>
                  <text:list-item>
                    <text:p text:style-name="P33"><text:span text:style-name="T18">разрешает подключения SSL</text:span></text:p>
                  </text:list-item>
                </text:list>
              </text:list-item>
              <text:list-item>
                <text:p text:style-name="P9"><text:span text:style-name="T17">ssl_ca_file</text:span></text:p>
                <text:list>
                  <text:list-item>
                    <text:p text:style-name="P33"><text:span text:style-name="T18">файл с сертификатами центра сертификации</text:span></text:p>
                  </text:list-item>
                </text:list>
              </text:list-item>
              <text:list-item>
                <text:p text:style-name="P9"><text:span text:style-name="T17">ssl_cert_file</text:span></text:p>
                <text:list>
                  <text:list-item>
                    <text:p text:style-name="P33"><text:span text:style-name="T18">файл с сертификатом сервера</text:span></text:p>
                  </text:list-item>
                </text:list>
              </text:list-item>
              <text:list-item>
                <text:p text:style-name="P9"><text:span text:style-name="T17">ssl_key_file</text:span></text:p>
                <text:list>
                  <text:list-item>
                    <text:p><text:span text:style-name="T18">файл закрытым ключом сервера</text:span></text:p>
                  </text:list-item>
                </text:list>
              </text:list-item>
              <text:list-item>
                <text:p text:style-name="P9"><text:span text:style-name="T18"/></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36" draw:layer="layout" svg:width="16.799cm" svg:height="13.364cm" svg:x="2.1cm" svg:y="14.107cm" presentation:class="notes" presentation:user-transformed="true">
            <draw:text-box>
              <text:p text:style-name="P35"><text:span text:style-name="T19">Минимально необходимые параметры настройки сервера для обеспечения защиты с помощью SSL:</text:span></text:p>
              <text:list text:style-name="L1">
                <text:list-item>
                  <text:p text:style-name="P35"><text:span text:style-name="T20">ssl</text:span><text:span text:style-name="T19"> </text:span><text:span text:style-name="T21">—</text:span><text:span text:style-name="T22"> разрешает подключаться к серверу, используя SSL (по умолчанию выключен);</text:span></text:p>
                </text:list-item>
                <text:list-item>
                  <text:p text:style-name="P35"><text:span text:style-name="T23">ssl_ca_file</text:span><text:span text:style-name="T24"> </text:span><text:span text:style-name="T25">—</text:span><text:span text:style-name="T24"> имя файла с сертификатами центров сертификации (ЦС</text:span><text:span text:style-name="T22"> </text:span><text:span text:style-name="T21">—</text:span><text:span text:style-name="T22"> <text:s/>Certification Authority);</text:span></text:p>
                </text:list-item>
                <text:list-item>
                  <text:p text:style-name="P35"><text:span text:style-name="T23">ssl_cert_file</text:span><text:span text:style-name="T24"> </text:span><text:span text:style-name="T25">—</text:span><text:span text:style-name="T24"> файл, содержащий выпущенный (подписанный) ЦС сертификат сервера (по умолчанию имя файла server.crt);</text:span></text:p>
                </text:list-item>
                <text:list-item>
                  <text:p text:style-name="P35"><text:span text:style-name="T23">ssl_key_file</text:span><text:span text:style-name="T24"> </text:span><text:span text:style-name="T25">—</text:span><text:span text:style-name="T24"> файл с закрытым (приватным) ключом сервера (по умолчанию server.key).</text:span></text:p>
                </text:list-item>
              </text:list>
              <text:p text:style-name="P35"><text:span text:style-name="T24">Могут быть указаны и другие параметры, указывающие расположение списка отзыва сертификатов, настройки шифрования и тому подобное.</text:span></text:p>
              <text:p text:style-name="P35"><text:span text:style-name="T24"><text:a xlink:href="https://postgrespro.ru/docs/postgresql/16/ssl-tcp#SSL-SETUP" xlink:type="simple">https://postgrespro.ru/docs/postgresql/16/ssl-tcp#SSL-SETUP</text:a></text:span></text:p>
              <text:p text:style-name="P35"><text:span text:style-name="T24"><text:a xlink:href="https://postgrespro.ru/docs/postgresql/16/runtime-config-connection#GUC-SSL" xlink:type="simple">https://postgrespro.ru/docs/postgresql/16/runtime-config-connection#GUC-SSL</text:a></text:span></text:p>
              <text:p text:style-name="P35"><text:span text:style-name="T24">Можно ограничиться простым самоподписанным сертификатом сервера, как это показано в документации:</text:span></text:p>
              <text:p text:style-name="P35"><text:span text:style-name="T24"><text:a xlink:href="https://postgrespro.ru/docs/postgresql/16/ssl-tcp#SSL-CERTIFICATE-CREATION" xlink:type="simple">https://postgrespro.ru/docs/postgresql/16/ssl-tcp#SSL-CERTIFICATE-CREATION</text:a></text:span></text:p>
              <text:p text:style-name="P35"><text:span text:style-name="T24">Но на практике для внутреннего использования создают собственный корневой центр сертификации и промежуточные центры, порождая таким образом цепочку доверия.</text:span></text:p>
            </draw:text-box>
          </draw:frame>
        </presentation:notes>
      </draw:page>
      <draw:page draw:name="page5" draw:style-name="dp1" draw:master-page-name="master" presentation:presentation-page-layout-name="AL1T1">
        <office:forms form:automatic-focus="false" form:apply-design-mode="false"/>
        <draw:frame presentation:style-name="pr10" draw:text-style-name="P8" draw:layer="layout" svg:width="19.8cm" svg:height="1.741cm" svg:x="1.2cm" svg:y="0.737cm" presentation:class="title" presentation:user-transformed="true">
          <draw:text-box>
            <text:p><text:span text:style-name="T9">Демонстрация</text:span></text:p>
          </draw:text-box>
        </draw:frame>
        <draw:frame presentation:style-name="pr11" draw:text-style-name="P8" draw:layer="layout" svg:width="25.6cm" svg:height="14.4cm" svg:x="1.2cm" svg:y="4.8cm" presentation:class="outline" presentation:placeholder="true" presentation:user-transformed="true">
          <draw:text-box/>
        </draw:frame>
        <draw:frame draw:style-name="gr24"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6"/></text:p>
            <text:p text:style-name="P1"><text:span text:style-name="T26"/></text:p>
            <text:p text:style-name="P1"><text:span text:style-name="T26"/></text:p>
            <text:p text:style-name="P1"><text:span text:style-name="T26"><text:s text:c="11"/></text:span><text:span text:style-name="T26">$ psql</text:span></text:p>
            <text:p text:style-name="P1"><text:span text:style-name="T26"><text:s text:c="11"/></text:span><text:span text:style-name="T26">postgres=#</text:span></text:p>
          </draw:image>
        </draw:frame>
        <presentation:notes draw:style-name="dp2">
          <draw:page-thumbnail draw:style-name="gr2" draw:layer="layout" svg:width="14.848cm" svg:height="11.136cm" svg:x="3.075cm" svg:y="2.257cm" draw:page-number="5" presentation:class="page"/>
          <draw:frame presentation:style-name="pr12" draw:text-style-name="P11" draw:layer="layout" svg:width="16.799cm" svg:height="13.364cm" svg:x="2.1cm" svg:y="14.107cm" presentation:class="notes" presentation:placeholder="true">
            <draw:text-box/>
          </draw:frame>
        </presentation:notes>
      </draw:page>
      <draw:page draw:name="page6" draw:style-name="dp1" draw:master-page-name="master_5f_" presentation:presentation-page-layout-name="AL1T1">
        <office:forms form:automatic-focus="false" form:apply-design-mode="false"/>
        <draw:frame presentation:style-name="pr13" draw:text-style-name="P13" draw:layer="layout" svg:width="20.39cm" svg:height="1.741cm" svg:x="1.2cm" svg:y="0.737cm" presentation:class="title" presentation:user-transformed="true">
          <draw:text-box>
            <text:p text:style-name="P12"><text:span text:style-name="T9">Типы подключения SSL</text:span></text:p>
          </draw:text-box>
        </draw:frame>
        <draw:frame presentation:style-name="pr8" draw:text-style-name="P34" draw:layer="layout" svg:width="25.6cm" svg:height="14.504cm" svg:x="1.2cm" svg:y="4.8cm" presentation:class="outline" presentation:user-transformed="true">
          <draw:text-box>
            <text:list text:style-name="L3">
              <text:list-item>
                <text:p text:style-name="P9"><text:span text:style-name="T27">Сетевые типы подключений pg_hba.conf </text:span></text:p>
              </text:list-item>
              <text:list-item>
                <text:p text:style-name="P9"><text:span text:style-name="T17">hostssl</text:span></text:p>
                <text:list>
                  <text:list-item>
                    <text:p text:style-name="P33"><text:span text:style-name="T18">относится только к подключениям SSL, можно проверять сертификаты</text:span></text:p>
                  </text:list-item>
                </text:list>
              </text:list-item>
              <text:list-item>
                <text:p text:style-name="P9"><text:span text:style-name="T17">hostnossl</text:span></text:p>
                <text:list>
                  <text:list-item>
                    <text:p text:style-name="P33"><text:span text:style-name="T18">относится только к подключениям без SSL</text:span></text:p>
                  </text:list-item>
                </text:list>
              </text:list-item>
              <text:list-item>
                <text:p text:style-name="P9"><text:span text:style-name="T17">host</text:span></text:p>
                <text:list>
                  <text:list-item>
                    <text:p text:style-name="P33"><text:span text:style-name="T18">относится к любым сетевым подключениям по TCP/IP, не подходит для проверки сертификатов</text:span></text:p>
                  </text:list-item>
                </text:list>
              </text:list-item>
              <text:list-item>
                <text:p text:style-name="P9"><text:span text:style-name="T18"/></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36" draw:layer="layout" svg:width="16.799cm" svg:height="13.364cm" svg:x="2.1cm" svg:y="14.107cm" presentation:class="notes" presentation:user-transformed="true">
            <draw:text-box>
              <text:p text:style-name="P35"><text:span text:style-name="T24">В том случае, когда сервер настроен для SSL (</text:span><text:span text:style-name="T23">ssl=on</text:span><text:span text:style-name="T24"> и есть сертификаты), возможность установки такого соединения зависит и от настроек в pg_hba.conf. Предполагается, что SSL должен применяться лишь к сетевым соединениям по TCP/IP и не применяться в иных случаях, например, для локальных соединений через UNIX сокеты.</text:span></text:p>
              <text:p text:style-name="P35"><text:span text:style-name="T24">Типы соединений, связанные с SSL, имеют особенности. Так, например, если требуется только шифрование трафика, то для настройки разрешений для таких соединений вполне подходят типы host и hostssl. Но если требуется проверка валидности сертификатов, то она возможна лишь для типа соединений hostssl.</text:span></text:p>
              <text:p text:style-name="P35"><text:span text:style-name="T24">Тип соединений hostnossl разумно применять в защищенных сетях, для которых излишен SSL. Также этот тип указывают в записях, запрещающих подключение с помощью reject.</text:span></text:p>
              <text:p text:style-name="P35"><text:span text:style-name="T24"><text:a xlink:href="https://postgrespro.ru/docs/postgresql/16/auth-pg-hba-conf" xlink:type="simple">https://postgrespro.ru/docs/postgresql/16/auth-pg-hba-conf</text:a></text:span></text:p>
              <text:p text:style-name="P35"><text:span text:style-name="T24"/></text:p>
            </draw:text-box>
          </draw:frame>
        </presentation:notes>
      </draw:page>
      <draw:page draw:name="page7" draw:style-name="dp1" draw:master-page-name="master_5f_" presentation:presentation-page-layout-name="AL1T1">
        <office:forms form:automatic-focus="false" form:apply-design-mode="false"/>
        <draw:frame presentation:style-name="pr14" draw:text-style-name="P13" draw:layer="layout" svg:width="20.39cm" svg:height="1.741cm" svg:x="1.2cm" svg:y="0.737cm" presentation:class="title" presentation:user-transformed="true">
          <draw:text-box>
            <text:p text:style-name="P12"><text:span text:style-name="T9">Требование SSL клиентом</text:span></text:p>
          </draw:text-box>
        </draw:frame>
        <draw:frame presentation:style-name="pr15" draw:text-style-name="P40" draw:layer="layout" svg:width="25.6cm" svg:height="14.504cm" svg:x="1.2cm" svg:y="4.8cm" presentation:class="outline" presentation:user-transformed="true">
          <draw:text-box>
            <text:list text:style-name="L3">
              <text:list-item>
                <text:p text:style-name="P38"><text:span text:style-name="T28">Клиентский параметр libpq sslmode требует SSL соединение:</text:span></text:p>
              </text:list-item>
              <text:list-item>
                <text:p text:style-name="P38"><text:span text:style-name="T29">disable</text:span></text:p>
                <text:list>
                  <text:list-item>
                    <text:p text:style-name="P39"><text:span text:style-name="T30">не использовать SSL</text:span></text:p>
                  </text:list-item>
                </text:list>
              </text:list-item>
              <text:list-item>
                <text:p text:style-name="P38"><text:span text:style-name="T29">allow</text:span></text:p>
                <text:list>
                  <text:list-item>
                    <text:p text:style-name="P39"><text:span text:style-name="T30">попытка соединиться без SSL, при неудаче попытка использовать SSL</text:span></text:p>
                  </text:list-item>
                </text:list>
              </text:list-item>
              <text:list-item>
                <text:p text:style-name="P38"><text:span text:style-name="T29">prefer </text:span><text:span text:style-name="T28">(используется по умолчанию)</text:span></text:p>
                <text:list>
                  <text:list-item>
                    <text:p text:style-name="P39"><text:span text:style-name="T30">попытка использовать SSL, при неудаче попытка соединиться без него</text:span></text:p>
                  </text:list-item>
                </text:list>
              </text:list-item>
              <text:list-item>
                <text:p text:style-name="P38"><text:span text:style-name="T29">require</text:span></text:p>
                <text:list>
                  <text:list-item>
                    <text:p text:style-name="P38"><text:span text:style-name="T30">попытка установить SSL соединение</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9" draw:text-style-name="P36" draw:layer="layout" svg:width="16.799cm" svg:height="13.364cm" svg:x="2.1cm" svg:y="14.107cm" presentation:class="notes" presentation:user-transformed="true">
            <draw:text-box>
              <text:p text:style-name="P35"><text:span text:style-name="T24">Если сервер поддерживает SSL и тип соединения в pg_hba.conf разрешает такое соединение, то будет ли установлено SSL соединение зависит также и от клиента. Библиотека libpq позволяет потребовать SSL соединение, либо запретить его в зависимости от клиентского параметра sslmode, который можно задать в строке соединения.</text:span></text:p>
              <text:p text:style-name="P35"><text:span text:style-name="T24">Всего имеются шесть значений этого параметра, четыре из которых указаны на слайде. Два остающихся: verify-ca и verify-full проверяют валидность сертификатов и будут рассмотрены позже.</text:span></text:p>
              <text:p text:style-name="P35"><text:span text:style-name="T24"><text:a xlink:href="https://postgrespro.ru/docs/postgresql/16/libpq-connect#LIBPQ-CONNECT-SSLMODE" xlink:type="simple">https://postgrespro.ru/docs/postgresql/16/libpq-connect#LIBPQ-CONNECT-SSLMODE</text:a></text:span></text:p>
            </draw:text-box>
          </draw:frame>
        </presentation:notes>
      </draw:page>
      <draw:page draw:name="page8" draw:style-name="dp1" draw:master-page-name="master" presentation:presentation-page-layout-name="AL1T1">
        <office:forms form:automatic-focus="false" form:apply-design-mode="false"/>
        <draw:frame presentation:style-name="pr10" draw:text-style-name="P8" draw:layer="layout" svg:width="19.8cm" svg:height="1.741cm" svg:x="1.2cm" svg:y="0.737cm" presentation:class="title" presentation:user-transformed="true">
          <draw:text-box>
            <text:p><text:span text:style-name="T9">Демонстрация</text:span></text:p>
          </draw:text-box>
        </draw:frame>
        <draw:frame presentation:style-name="pr11" draw:text-style-name="P8" draw:layer="layout" svg:width="25.6cm" svg:height="14.4cm" svg:x="1.2cm" svg:y="4.8cm" presentation:class="outline" presentation:placeholder="true" presentation:user-transformed="true">
          <draw:text-box/>
        </draw:frame>
        <draw:frame draw:style-name="gr24"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6"/></text:p>
            <text:p text:style-name="P1"><text:span text:style-name="T26"/></text:p>
            <text:p text:style-name="P1"><text:span text:style-name="T26"/></text:p>
            <text:p text:style-name="P1"><text:span text:style-name="T26"><text:s text:c="11"/></text:span><text:span text:style-name="T26">$ psql</text:span></text:p>
            <text:p text:style-name="P1"><text:span text:style-name="T26"><text:s text:c="11"/></text:span><text:span text:style-name="T26">postgres=#</text:span></text:p>
          </draw:image>
        </draw:frame>
        <presentation:notes draw:style-name="dp2">
          <draw:page-thumbnail draw:style-name="gr2" draw:layer="layout" svg:width="14.848cm" svg:height="11.136cm" svg:x="3.075cm" svg:y="2.257cm" draw:page-number="8" presentation:class="page"/>
          <draw:frame presentation:style-name="pr12" draw:text-style-name="P11" draw:layer="layout" svg:width="16.799cm" svg:height="13.364cm" svg:x="2.1cm" svg:y="14.107cm" presentation:class="notes" presentation:placeholder="true">
            <draw:text-box/>
          </draw:frame>
        </presentation:notes>
      </draw:page>
      <draw:page draw:name="page9" draw:style-name="dp1" draw:master-page-name="master" presentation:presentation-page-layout-name="AL1T1">
        <office:forms form:automatic-focus="false" form:apply-design-mode="false"/>
        <draw:frame presentation:style-name="pr3" draw:text-style-name="P13" draw:layer="layout" svg:width="19.8cm" svg:height="1.741cm" svg:x="1.2cm" svg:y="0.737cm" presentation:class="title" presentation:user-transformed="true">
          <draw:text-box>
            <text:p text:style-name="P12"><text:span text:style-name="T9">Проверка сервера</text:span></text:p>
          </draw:text-box>
        </draw:frame>
        <draw:g xml:id="id26" draw:id="id26">
          <draw:custom-shape draw:style-name="gr3" draw:text-style-name="P15" draw:layer="layout" svg:width="4.5cm" svg:height="3cm" svg:x="3.2cm" svg:y="9.698cm">
            <text:p text:style-name="P14"><text:span text:style-name="T11">клиентское</text:span></text:p>
            <text:p text:style-name="P14"><text:span text:style-name="T11">приложение</text:span></text:p>
            <draw:enhanced-geometry svg:viewBox="0 0 21600 21600" draw:type="rectangle" draw:enhanced-path="M 0 0 L 21600 0 21600 21600 0 21600 0 0 Z N"/>
          </draw:custom-shape>
          <draw:custom-shape draw:style-name="gr4" draw:text-style-name="P17" draw:layer="layout" svg:width="3cm" svg:height="1cm" draw:transform="rotate (1.5707963267949) translate (7.7cm 12.702cm)">
            <text:p text:style-name="P16"><text:span text:style-name="T6">SSL</text:span></text:p>
            <draw:enhanced-geometry svg:viewBox="0 0 21600 21600" draw:type="rectangle" draw:enhanced-path="M 0 0 L 21600 0 21600 21600 0 21600 0 0 Z N"/>
          </draw:custom-shape>
        </draw:g>
        <draw:custom-shape draw:style-name="gr5" draw:text-style-name="P15" draw:layer="layout" svg:width="6.1cm" svg:height="6.904cm" svg:x="16.57cm" svg:y="3.745cm">
          <text:p text:style-name="P14"><text:span text:style-name="T12"><text:s/></text:span></text:p>
          <text:p text:style-name="P14"><text:span text:style-name="T11">PostgreSQL</text:span></text:p>
          <draw:enhanced-geometry svg:viewBox="0 0 21600 21600" draw:type="rectangle" draw:enhanced-path="M 0 0 L 21600 0 21600 21600 0 21600 0 0 Z N"/>
        </draw:custom-shape>
        <draw:path draw:style-name="gr6" draw:text-style-name="P18" draw:layer="layout" svg:width="2.024cm" svg:height="2.018cm" svg:x="18.148cm" svg:y="6.146cm" svg:viewBox="0 0 2025 2019" svg:d="M1292 0c-27 0-53 12-68 33l-154 226c-41-3-82-3-124 0l-160-216c-20-27-60-39-92-26l-180 75c-33 14-53 50-46 86l50 259c-31 26-58 55-84 85l-269-40c-33-5-69 12-83 46l-75 180-1 1c-15 36-1 73 29 94l223 150c-3 44-2 89 4 133l-212 154c0 0 0 1-1 1-28 20-40 57-25 92l31 77 1 1 31 76c0 0 0 1 1 1 15 38 48 52 84 47 1 0 1 0 1 0l258-42c28 35 59 67 92 95l-50 264c-7 37 10 73 47 87l180 74c35 14 72 2 93-27l160-219c39 3 79 3 119 0l149 218c21 32 60 42 94 28l180-75c35-15 52-51 46-84l-41-266c32-27 61-57 88-88l268 50h1c34 6 68-13 83-43v1l1-1c0-1 0-2 1-3 0-1 1-1 1-2l71-174 1-1c1-1 2-3 2-5 2-5 4-11 5-17 5-31-9-58-32-75l-222-163c3-36 4-72 2-108l222-153c32-23 41-62 27-94l-43-103-42-102c-14-33-47-54-86-46l-264 50c-25-27-52-51-80-75l42-273c5-31-9-59-31-75-8-5-16-8-16-8 0 0-1-1-2-1h-2l-172-71-1-1c-1-1-2-1-3-2-1 0-1 0-1 0-8-3-17-5-26-5zM1017 727c111 0 216 65 261 174 61 145-8 311-153 371s-311-8-371-153 8-310 153-371c36-15 73-21 110-21z">
          <text:p/>
        </draw:path>
        <draw:path draw:style-name="gr7" draw:text-style-name="P19" draw:layer="layout" svg:width="1.904cm" svg:height="1.899cm" svg:x="18.209cm" svg:y="6.2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7" draw:text-style-name="P19" draw:layer="layout" svg:width="1.904cm" svg:height="1.899cm" svg:x="18.209cm" svg:y="6.2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8" draw:text-style-name="P18" draw:layer="layout" svg:width="1.343cm" svg:height="1.342cm" svg:x="19.616cm" svg:y="5.299cm" svg:viewBox="0 0 1344 1343" svg:d="M1068 126c-16-6-35-5-48 4 0 1 0 1 0 1l-144 101c-24-12-50-21-76-29l-47-167c-5-20-27-37-49-36l-125 4c-24 1-44 18-48 41l-29 168c-24 9-47 19-70 32l-152-86h-1c-18-10-44-8-60 9l-86 91h-1c-17 19-18 44-4 64l100 141c-12 26-21 53-28 81l-163 45c-22 6-38 25-37 50l2 53v1l1 53c1 27 18 43 41 48l165 34c9 27 20 53 34 78l-91 148c-12 20-10 46 9 63l92 85c18 17 42 18 61 5l147-95c23 11 47 20 71 27l40 165c6 24 27 39 51 38l125-4c24-1 43-18 47-39l36-170c26-9 50-20 73-33l150 91c1 0 1 0 1 0 19 12 44 8 59-7l1 1v-1c1 0 1-1 2-1 0 0 0-1 1-1l82-89h1c1-1 1-1 2-2 3-3 5-6 7-10 10-17 8-37-2-52l-97-149c10-20 19-42 26-65l169-41c25-6 38-28 38-51l-3-71-2-71c-1-23-16-43-41-48l-171-30c-8-22-19-42-31-63l88-155c10-17 8-37-2-52-3-5-7-9-7-9-1 0-1 0-1-1h-1l-88-82v-1c-1-1-1-1-2-2-5-4-10-7-15-9zM737 501c66 25 115 89 117 165 4 101-75 185-177 188-101 3-185-76-188-177-4-101 75-185 176-188 26-1 50 3 72 12z">
          <text:p/>
        </draw:path>
        <draw:path draw:style-name="gr9" draw:text-style-name="P19" draw:layer="layout" svg:width="1.266cm" svg:height="1.266cm" svg:x="19.654cm" svg:y="5.3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path draw:style-name="gr9" draw:text-style-name="P19" draw:layer="layout" svg:width="1.266cm" svg:height="1.266cm" svg:x="19.654cm" svg:y="5.3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g>
          <draw:custom-shape draw:style-name="gr10" draw:text-style-name="P20" xml:id="id11" draw:id="id11" draw:layer="layout" svg:width="0.254cm" svg:height="0.254cm" svg:x="20.581cm" svg:y="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12" draw:id="id12" draw:layer="layout" svg:width="0.254cm" svg:height="0.254cm" svg:x="20.182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13" draw:id="id13" draw:layer="layout" svg:width="0.254cm" svg:height="0.254cm" svg:x="20.983cm" svg:y="9.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14" draw:id="id14" draw:layer="layout" svg:width="0.254cm" svg:height="0.254cm" svg:x="19.983cm" svg:y="9.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15" draw:id="id15" draw:layer="layout" svg:width="0.254cm" svg:height="0.254cm" svg:x="20.383cm" svg:y="9.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16" draw:id="id16" draw:layer="layout" svg:width="0.254cm" svg:height="0.254cm" svg:x="20.783cm" svg:y="9.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17" draw:id="id17" draw:layer="layout" svg:width="0.254cm" svg:height="0.254cm" svg:x="21.184cm" svg:y="9.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0" draw:layer="layout" draw:type="line" svg:x1="20.618cm" svg:y1="8.987cm" svg:x2="20.399cm" svg:y2="9.308cm" draw:start-shape="id11" draw:start-glue-point="7" draw:end-shape="id12" draw:end-glue-point="11" svg:d="M20618 8987l-219 321" svg:viewBox="0 0 220 322">
            <text:p/>
          </draw:connector>
          <draw:connector draw:style-name="gr11" draw:text-style-name="P20" draw:layer="layout" draw:type="line" svg:x1="20.798cm" svg:y1="8.987cm" svg:x2="21.02cm" svg:y2="9.309cm" draw:start-shape="id11" draw:start-glue-point="9" draw:end-shape="id13" draw:end-glue-point="5" svg:d="M20798 8987l222 322" svg:viewBox="0 0 223 323">
            <text:p/>
          </draw:connector>
          <draw:connector draw:style-name="gr11" draw:text-style-name="P20" draw:layer="layout" draw:type="line" svg:x1="20.309cm" svg:y1="9.525cm" svg:x2="20.11cm" svg:y2="9.772cm" draw:start-shape="id12" draw:start-glue-point="8" draw:end-shape="id14" draw:end-glue-point="4" svg:d="M20309 9525l-199 247" svg:viewBox="0 0 200 248">
            <text:p/>
          </draw:connector>
          <draw:connector draw:style-name="gr11" draw:text-style-name="P20" draw:layer="layout" draw:type="line" svg:x1="20.309cm" svg:y1="9.525cm" svg:x2="20.51cm" svg:y2="9.772cm" draw:start-shape="id12" draw:start-glue-point="8" draw:end-shape="id15" svg:d="M20309 9525l201 247" svg:viewBox="0 0 202 248">
            <text:p/>
          </draw:connector>
          <draw:connector draw:style-name="gr11" draw:text-style-name="P20" draw:layer="layout" draw:type="line" svg:x1="21.11cm" svg:y1="9.526cm" svg:x2="20.91cm" svg:y2="9.772cm" draw:start-shape="id13" draw:end-shape="id16" draw:end-glue-point="4" svg:d="M21110 9526l-200 246" svg:viewBox="0 0 201 247">
            <text:p/>
          </draw:connector>
          <draw:connector draw:style-name="gr11" draw:text-style-name="P20" draw:layer="layout" draw:type="line" svg:x1="21.11cm" svg:y1="9.526cm" svg:x2="21.311cm" svg:y2="9.773cm" draw:start-shape="id13" draw:start-glue-point="8" draw:end-shape="id17" draw:end-glue-point="4" svg:d="M21110 9526l201 247" svg:viewBox="0 0 202 248">
            <text:p/>
          </draw:connector>
        </draw:g>
        <draw:g>
          <draw:custom-shape draw:style-name="gr12" draw:text-style-name="P21" draw:layer="layout" svg:width="1.6cm" svg:height="0.184cm" svg:x="17.758cm" svg:y="8.77cm">
            <text:p/>
            <draw:enhanced-geometry svg:viewBox="0 0 21600 21600" draw:type="rectangle" draw:enhanced-path="M 0 0 L 21600 0 21600 21600 0 21600 0 0 Z N"/>
          </draw:custom-shape>
          <draw:custom-shape draw:style-name="gr13" draw:text-style-name="P22" draw:layer="layout" svg:width="1.6cm" svg:height="1.19cm" svg:x="17.758cm" svg:y="8.77cm">
            <text:p/>
            <draw:enhanced-geometry svg:viewBox="0 0 21600 21600" draw:type="rectangle" draw:enhanced-path="M 0 0 L 21600 0 21600 21600 0 21600 0 0 Z N"/>
          </draw:custom-shape>
          <draw:custom-shape draw:style-name="gr14" draw:text-style-name="P23" draw:layer="layout" svg:width="0.4cm" svg:height="1.19cm" svg:x="17.758cm" svg:y="8.77cm">
            <text:p/>
            <draw:enhanced-geometry svg:viewBox="0 0 21600 21600" draw:type="rectangle" draw:enhanced-path="M 0 0 L 21600 0 21600 21600 0 21600 0 0 Z N"/>
          </draw:custom-shape>
          <draw:custom-shape draw:style-name="gr14" draw:text-style-name="P23" draw:layer="layout" svg:width="0.4cm" svg:height="1.19cm" svg:x="18.158cm" svg:y="8.77cm">
            <text:p/>
            <draw:enhanced-geometry svg:viewBox="0 0 21600 21600" draw:type="rectangle" draw:enhanced-path="M 0 0 L 21600 0 21600 21600 0 21600 0 0 Z N"/>
          </draw:custom-shape>
          <draw:custom-shape draw:style-name="gr14" draw:text-style-name="P23" draw:layer="layout" svg:width="0.4cm" svg:height="1.19cm" svg:x="18.558cm" svg:y="8.77cm">
            <text:p/>
            <draw:enhanced-geometry svg:viewBox="0 0 21600 21600" draw:type="rectangle" draw:enhanced-path="M 0 0 L 21600 0 21600 21600 0 21600 0 0 Z N"/>
          </draw:custom-shape>
          <draw:custom-shape draw:style-name="gr14" draw:text-style-name="P23" draw:layer="layout" svg:width="0.4cm" svg:height="1.19cm" svg:x="18.958cm" svg:y="8.77cm">
            <text:p/>
            <draw:enhanced-geometry svg:viewBox="0 0 21600 21600" draw:type="rectangle" draw:enhanced-path="M 0 0 L 21600 0 21600 21600 0 21600 0 0 Z N"/>
          </draw:custom-shape>
        </draw:g>
        <draw:custom-shape draw:style-name="gr15" draw:text-style-name="P15" draw:layer="layout" svg:width="8cm" svg:height="6.91cm" svg:x="16.57cm" svg:y="3.745cm">
          <text:p text:style-name="P14"><text:span text:style-name="T12"><text:s/></text:span></text:p>
          <text:p text:style-name="P14"><text:span text:style-name="T11">Подтвержденный сервер</text:span></text:p>
          <draw:enhanced-geometry svg:viewBox="0 0 21600 21600" draw:type="rectangle" draw:enhanced-path="M 0 0 L 21600 0 21600 21600 0 21600 0 0 Z N"/>
        </draw:custom-shape>
        <draw:custom-shape draw:style-name="gr16" draw:text-style-name="P24" xml:id="id27" draw:id="id27" draw:layer="layout" svg:width="2.032cm" svg:height="1.882cm" svg:x="17.05cm" svg:y="8.285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19.551cm" svg:y="8.2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22.051cm" svg:y="8.2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 draw:text-style-name="P15" draw:layer="layout" svg:width="6.1cm" svg:height="6.904cm" svg:x="16.57cm" svg:y="11.745cm">
            <text:p text:style-name="P14"><text:span text:style-name="T12"><text:s/></text:span></text:p>
            <text:p text:style-name="P14"><text:span text:style-name="T11">PostgreSQL</text:span></text:p>
            <draw:enhanced-geometry svg:viewBox="0 0 21600 21600" draw:type="rectangle" draw:enhanced-path="M 0 0 L 21600 0 21600 21600 0 21600 0 0 Z N"/>
          </draw:custom-shape>
          <draw:path draw:style-name="gr6" draw:text-style-name="P18" draw:layer="layout" svg:width="2.024cm" svg:height="2.018cm" svg:x="18.148cm" svg:y="14.146cm" svg:viewBox="0 0 2025 2019" svg:d="M1292 0c-27 0-53 12-68 33l-154 226c-41-3-82-3-124 0l-160-216c-20-27-60-39-92-26l-180 75c-33 14-53 50-46 86l50 259c-31 26-58 55-84 85l-269-40c-33-5-69 12-83 46l-75 180-1 1c-15 36-1 73 29 94l223 150c-3 44-2 89 4 133l-212 154c0 0 0 1-1 1-28 20-40 57-25 92l31 77 1 1 31 76c0 0 0 1 1 1 15 38 48 52 84 47 1 0 1 0 1 0l258-42c28 35 59 67 92 95l-50 264c-7 37 10 73 47 87l180 74c35 14 72 2 93-27l160-219c39 3 79 3 119 0l149 218c21 32 60 42 94 28l180-75c35-15 52-51 46-84l-41-266c32-27 61-57 88-88l268 50h1c34 6 68-13 83-43v1l1-1c0-1 0-2 1-3 0-1 1-1 1-2l71-174 1-1c1-1 2-3 2-5 2-5 4-11 5-17 5-31-9-58-32-75l-222-163c3-36 4-72 2-108l222-153c32-23 41-62 27-94l-43-103-42-102c-14-33-47-54-86-46l-264 50c-25-27-52-51-80-75l42-273c5-31-9-59-31-75-8-5-16-8-16-8 0 0-1-1-2-1h-2l-172-71-1-1c-1-1-2-1-3-2-1 0-1 0-1 0-8-3-17-5-26-5zM1017 727c111 0 216 65 261 174 61 145-8 311-153 371s-311-8-371-153 8-310 153-371c36-15 73-21 110-21z">
            <text:p/>
          </draw:path>
          <draw:path draw:style-name="gr7" draw:text-style-name="P19" draw:layer="layout" svg:width="1.904cm" svg:height="1.899cm" svg:x="18.209cm" svg:y="14.2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7" draw:text-style-name="P19" draw:layer="layout" svg:width="1.904cm" svg:height="1.899cm" svg:x="18.209cm" svg:y="14.2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8" draw:text-style-name="P18" draw:layer="layout" svg:width="1.343cm" svg:height="1.342cm" svg:x="19.616cm" svg:y="13.299cm" svg:viewBox="0 0 1344 1343" svg:d="M1068 126c-16-6-35-5-48 4 0 1 0 1 0 1l-144 101c-24-12-50-21-76-29l-47-167c-5-20-27-37-49-36l-125 4c-24 1-44 18-48 41l-29 168c-24 9-47 19-70 32l-152-86h-1c-18-10-44-8-60 9l-86 91h-1c-17 19-18 44-4 64l100 141c-12 26-21 53-28 81l-163 45c-22 6-38 25-37 50l2 53v1l1 53c1 27 18 43 41 48l165 34c9 27 20 53 34 78l-91 148c-12 20-10 46 9 63l92 85c18 17 42 18 61 5l147-95c23 11 47 20 71 27l40 165c6 24 27 39 51 38l125-4c24-1 43-18 47-39l36-170c26-9 50-20 73-33l150 91c1 0 1 0 1 0 19 12 44 8 59-7l1 1v-1c1 0 1-1 2-1 0 0 0-1 1-1l82-89h1c1-1 1-1 2-2 3-3 5-6 7-10 10-17 8-37-2-52l-97-149c10-20 19-42 26-65l169-41c25-6 38-28 38-51l-3-71-2-71c-1-23-16-43-41-48l-171-30c-8-22-19-42-31-63l88-155c10-17 8-37-2-52-3-5-7-9-7-9-1 0-1 0-1-1h-1l-88-82v-1c-1-1-1-1-2-2-5-4-10-7-15-9zM737 501c66 25 115 89 117 165 4 101-75 185-177 188-101 3-185-76-188-177-4-101 75-185 176-188 26-1 50 3 72 12z">
            <text:p/>
          </draw:path>
          <draw:path draw:style-name="gr9" draw:text-style-name="P19" draw:layer="layout" svg:width="1.266cm" svg:height="1.266cm" svg:x="19.654cm" svg:y="13.3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path draw:style-name="gr9" draw:text-style-name="P19" draw:layer="layout" svg:width="1.266cm" svg:height="1.266cm" svg:x="19.654cm" svg:y="13.3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g>
            <draw:custom-shape draw:style-name="gr10" draw:text-style-name="P20" xml:id="id18" draw:id="id18" draw:layer="layout" svg:width="0.254cm" svg:height="0.254cm" svg:x="20.581cm" svg:y="1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19" draw:id="id19" draw:layer="layout" svg:width="0.254cm" svg:height="0.254cm" svg:x="20.182cm" svg:y="1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20" draw:id="id20" draw:layer="layout" svg:width="0.254cm" svg:height="0.254cm" svg:x="20.983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21" draw:id="id21" draw:layer="layout" svg:width="0.254cm" svg:height="0.254cm" svg:x="19.983cm" svg:y="17.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22" draw:id="id22" draw:layer="layout" svg:width="0.254cm" svg:height="0.254cm" svg:x="20.383cm" svg:y="17.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23" draw:id="id23" draw:layer="layout" svg:width="0.254cm" svg:height="0.254cm" svg:x="20.783cm" svg:y="17.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24" draw:id="id24" draw:layer="layout" svg:width="0.254cm" svg:height="0.254cm" svg:x="21.184cm" svg:y="17.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0" draw:layer="layout" draw:type="line" svg:x1="20.618cm" svg:y1="16.987cm" svg:x2="20.399cm" svg:y2="17.308cm" draw:start-shape="id18" draw:start-glue-point="7" draw:end-shape="id19" draw:end-glue-point="11" svg:d="M20618 16987l-219 321" svg:viewBox="0 0 220 322">
              <text:p/>
            </draw:connector>
            <draw:connector draw:style-name="gr11" draw:text-style-name="P20" draw:layer="layout" draw:type="line" svg:x1="20.798cm" svg:y1="16.987cm" svg:x2="21.02cm" svg:y2="17.309cm" draw:start-shape="id18" draw:start-glue-point="9" draw:end-shape="id20" draw:end-glue-point="5" svg:d="M20798 16987l222 322" svg:viewBox="0 0 223 323">
              <text:p/>
            </draw:connector>
            <draw:connector draw:style-name="gr11" draw:text-style-name="P20" draw:layer="layout" draw:type="line" svg:x1="20.309cm" svg:y1="17.525cm" svg:x2="20.11cm" svg:y2="17.772cm" draw:start-shape="id19" draw:start-glue-point="8" draw:end-shape="id21" draw:end-glue-point="4" svg:d="M20309 17525l-199 247" svg:viewBox="0 0 200 248">
              <text:p/>
            </draw:connector>
            <draw:connector draw:style-name="gr11" draw:text-style-name="P20" draw:layer="layout" draw:type="line" svg:x1="20.309cm" svg:y1="17.525cm" svg:x2="20.51cm" svg:y2="17.772cm" draw:start-shape="id19" draw:start-glue-point="8" draw:end-shape="id22" svg:d="M20309 17525l201 247" svg:viewBox="0 0 202 248">
              <text:p/>
            </draw:connector>
            <draw:connector draw:style-name="gr11" draw:text-style-name="P20" draw:layer="layout" draw:type="line" svg:x1="21.11cm" svg:y1="17.526cm" svg:x2="20.91cm" svg:y2="17.772cm" draw:start-shape="id20" draw:end-shape="id23" draw:end-glue-point="4" svg:d="M21110 17526l-200 246" svg:viewBox="0 0 201 247">
              <text:p/>
            </draw:connector>
            <draw:connector draw:style-name="gr11" draw:text-style-name="P20" draw:layer="layout" draw:type="line" svg:x1="21.11cm" svg:y1="17.526cm" svg:x2="21.311cm" svg:y2="17.773cm" draw:start-shape="id20" draw:start-glue-point="8" draw:end-shape="id24" draw:end-glue-point="4" svg:d="M21110 17526l201 247" svg:viewBox="0 0 202 248">
              <text:p/>
            </draw:connector>
          </draw:g>
          <draw:g>
            <draw:custom-shape draw:style-name="gr12" draw:text-style-name="P21" draw:layer="layout" svg:width="1.6cm" svg:height="0.184cm" svg:x="17.758cm" svg:y="16.77cm">
              <text:p/>
              <draw:enhanced-geometry svg:viewBox="0 0 21600 21600" draw:type="rectangle" draw:enhanced-path="M 0 0 L 21600 0 21600 21600 0 21600 0 0 Z N"/>
            </draw:custom-shape>
            <draw:custom-shape draw:style-name="gr13" draw:text-style-name="P22" draw:layer="layout" svg:width="1.6cm" svg:height="1.19cm" svg:x="17.758cm" svg:y="16.77cm">
              <text:p/>
              <draw:enhanced-geometry svg:viewBox="0 0 21600 21600" draw:type="rectangle" draw:enhanced-path="M 0 0 L 21600 0 21600 21600 0 21600 0 0 Z N"/>
            </draw:custom-shape>
            <draw:custom-shape draw:style-name="gr14" draw:text-style-name="P23" draw:layer="layout" svg:width="0.4cm" svg:height="1.19cm" svg:x="17.758cm" svg:y="16.77cm">
              <text:p/>
              <draw:enhanced-geometry svg:viewBox="0 0 21600 21600" draw:type="rectangle" draw:enhanced-path="M 0 0 L 21600 0 21600 21600 0 21600 0 0 Z N"/>
            </draw:custom-shape>
            <draw:custom-shape draw:style-name="gr14" draw:text-style-name="P23" draw:layer="layout" svg:width="0.4cm" svg:height="1.19cm" svg:x="18.158cm" svg:y="16.77cm">
              <text:p/>
              <draw:enhanced-geometry svg:viewBox="0 0 21600 21600" draw:type="rectangle" draw:enhanced-path="M 0 0 L 21600 0 21600 21600 0 21600 0 0 Z N"/>
            </draw:custom-shape>
            <draw:custom-shape draw:style-name="gr14" draw:text-style-name="P23" draw:layer="layout" svg:width="0.4cm" svg:height="1.19cm" svg:x="18.558cm" svg:y="16.77cm">
              <text:p/>
              <draw:enhanced-geometry svg:viewBox="0 0 21600 21600" draw:type="rectangle" draw:enhanced-path="M 0 0 L 21600 0 21600 21600 0 21600 0 0 Z N"/>
            </draw:custom-shape>
            <draw:custom-shape draw:style-name="gr14" draw:text-style-name="P23" draw:layer="layout" svg:width="0.4cm" svg:height="1.19cm" svg:x="18.958cm" svg:y="16.77cm">
              <text:p/>
              <draw:enhanced-geometry svg:viewBox="0 0 21600 21600" draw:type="rectangle" draw:enhanced-path="M 0 0 L 21600 0 21600 21600 0 21600 0 0 Z N"/>
            </draw:custom-shape>
          </draw:g>
          <draw:custom-shape draw:style-name="gr25" draw:text-style-name="P41" draw:layer="layout" svg:width="8cm" svg:height="6.91cm" svg:x="16.57cm" svg:y="11.745cm">
            <text:p text:style-name="P14"><text:span text:style-name="T12"><text:s/></text:span></text:p>
            <text:p text:style-name="P14"><text:span text:style-name="T11">Неизвестный сервер</text:span></text:p>
            <draw:enhanced-geometry svg:viewBox="0 0 21600 21600" draw:type="rectangle" draw:enhanced-path="M 0 0 L 21600 0 21600 21600 0 21600 0 0 Z N"/>
          </draw:custom-shape>
          <draw:custom-shape draw:style-name="gr16" draw:text-style-name="P24" draw:layer="layout" svg:width="2.032cm" svg:height="1.882cm" svg:x="17.05cm" svg:y="16.285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19.551cm" svg:y="16.2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22.051cm" svg:y="16.2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7" draw:text-style-name="P19" draw:layer="layout" svg:width="1.546cm" svg:height="1.543cm" svg:x="19.426cm" svg:y="14.036cm" svg:viewBox="0 0 1547 1544" svg:d="M388 72c-7 2-10 9-9 16l45 237c-39 30-72 65-101 103l-246-36c-6-1-13 2-15 8l-61 146c-2 6 0 15 6 18l203 137c-6 51-4 104 4 156l-194 142c-5 3-8 12-5 17l26 63 26 63c2 6 9 10 16 8l237-38c31 43 68 81 108 113l-45 241c-2 7 2 14 9 17l146 60c6 2 14 0 17-6l146-200c48 7 97 7 146 1l136 199c3 6 11 8 17 6l146-61c7-3 10-9 8-16l-37-242c41-31 76-67 105-106l246 45c6 2 13-2 15-8l1-1 59-145 1-2c1 0 1-1 1-2 1-6-1-11-6-14l-203-149c6-45 8-91 3-137l203-138c6-4 7-11 4-18l-34-83-35-82c-3-7-9-11-16-10l-241 47c-29-37-62-68-99-94l37-250c1-5 0-10-5-14-1 0-2 0-3-1h-1l-145-60-1-1c-6-2-14 0-18 6l-140 207c-49-8-99-8-149-1l-146-197c-3-5-11-8-17-5zM669 515c142-59 305 8 364 150 60 143-8 306-150 365s-305-8-365-150c-58-142 8-306 151-365z">
            <text:p/>
          </draw:path>
          <draw:path draw:style-name="gr9" draw:text-style-name="P19" draw:layer="layout" svg:width="1.028cm" svg:height="1.028cm" svg:x="20.6cm" svg:y="13.331cm" svg:viewBox="0 0 1029 1029" svg:d="M440 3c-4 0-8 4-9 8l-26 154c-31 9-59 22-85 38l-140-78c-3-2-8-2-11 2l-70 74c-2 3-3 9-1 12l92 129c-15 29-27 62-33 95l-150 41c-4 1-7 5-7 9l2 44v44c1 4 4 8 9 9l151 31c9 32 22 64 39 92l-82 135c-2 4-1 9 2 13l74 69c3 3 8 3 12 0l133-87c28 15 57 26 88 34l37 151c0 4 4 7 9 7l102-3c4-1 7-3 8-7l33-155c31-9 60-23 87-40l138 83c4 3 8 2 11-1h1l69-75h1c0-1 0-1 0-2 2-3 2-6 0-9l-88-136c14-26 25-53 32-82l154-37c5-1 7-5 7-9l-1-59-3-58c0-4-3-8-7-8l-156-27c-9-29-22-56-38-80l79-141c2-3 2-7 0-10-1-1-1-1-1-2h-1l-74-69c-3-4-8-4-11-1l-133 92c-27-15-58-26-89-35l-43-151c-1-5-4-7-9-7zM508 335c100-4 182 74 186 173 3 100-75 182-174 186-98 3-182-75-185-174-4-99 74-182 173-185z">
            <text:p/>
          </draw:path>
        </draw:g>
        <draw:custom-shape draw:style-name="gr26" draw:text-style-name="P42" xml:id="id25" draw:id="id25" draw:layer="layout" svg:width="1.428cm" svg:height="1.778cm" svg:x="19.654cm" svg:y="5.0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onnector draw:style-name="gr27" draw:text-style-name="P25" draw:layer="layout" draw:type="line" svg:x1="19.654cm" svg:y1="5.931cm" svg:x2="8.7cm" svg:y2="11.2cm" draw:start-shape="id25" draw:start-glue-point="3" draw:end-shape="id26" draw:end-glue-point="1" svg:d="M19654 5931l-10954 5269" svg:viewBox="0 0 10955 5270">
          <text:p/>
        </draw:connector>
        <draw:connector draw:style-name="gr28" draw:text-style-name="P25" draw:layer="layout" draw:type="line" svg:x1="8.7cm" svg:y1="11.2cm" svg:x2="17.05cm" svg:y2="9.226cm" draw:start-shape="id26" draw:start-glue-point="1" draw:end-shape="id27" draw:end-glue-point="6" svg:d="M8700 11200l8350-1974" svg:viewBox="0 0 8351 1975">
          <text:p/>
        </draw:connector>
        <draw:frame draw:style-name="gr29" draw:text-style-name="P43" xml:id="id28" draw:id="id28" draw:layer="layout" svg:width="1.016cm" svg:height="1.195cm" svg:x="15.24cm" svg:y="14.553cm">
          <draw:text-box>
            <text:p><text:span text:style-name="T31">Х</text:span></text:p>
          </draw:text-box>
        </draw:frame>
        <draw:connector draw:style-name="gr30" draw:text-style-name="P25" draw:layer="layout" draw:type="line" svg:x1="8.7cm" svg:y1="11.2cm" svg:x2="15.24cm" svg:y2="15.15cm" draw:start-shape="id26" draw:start-glue-point="1" draw:end-shape="id28" draw:end-glue-point="3" svg:d="M8700 11200l6540 3950" svg:viewBox="0 0 6541 3951">
          <text:p/>
        </draw:connector>
        <draw:g>
          <draw:custom-shape draw:style-name="gr31" draw:text-style-name="P45" draw:layer="layout" svg:width="2.804cm" svg:height="1.816cm" svg:x="13.208cm" svg:y="7.112cm">
            <text:p text:style-name="P44"><text:span text:style-name="T32">Сертификат</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2" draw:text-style-name="P46" draw:layer="layout" svg:width="0.495cm" svg:height="0.606cm" svg:x="15.187cm" svg:y="8.23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presentation:notes draw:style-name="dp2">
          <draw:page-thumbnail draw:style-name="gr2" draw:layer="layout" svg:width="14.848cm" svg:height="11.136cm" svg:x="3.075cm" svg:y="2.257cm" draw:page-number="9" presentation:class="page"/>
          <draw:frame presentation:style-name="pr6" draw:text-style-name="P32" draw:layer="layout" svg:width="16.799cm" svg:height="14.341cm" svg:x="2.1cm" svg:y="14.107cm" presentation:class="notes" presentation:user-transformed="true">
            <draw:text-box>
              <text:p text:style-name="P31"><text:span text:style-name="T16">При обращении клиента к серверу с использованием доменного имени DNS можно столкнуться с его подменой (DNS spoofing). Обращение по IP адресу также не гарантирует от подмены сервера, так как существуют атаки на коммутационное оборудование и маршрутизацию. Понятно, что обращение к недоверенному серверу опасно.</text:span></text:p>
              <text:p text:style-name="P31"><text:span text:style-name="T16"><text:a xlink:href="https://habr.com/ru/companies/varonis/articles/555330/" xlink:type="simple">https://habr.com/ru/companies/varonis/articles/555330/</text:a></text:span></text:p>
              <text:p text:style-name="P31"><text:span text:style-name="T16"><text:a xlink:href="https://habr.com/ru/articles/231491/" xlink:type="simple">https://habr.com/ru/articles/231491/</text:a></text:span></text:p>
              <text:p text:style-name="P31"><text:span text:style-name="T33">Клиент может проверить аутентичность сервера, получив его сертификат. Однако в отличие от задачи защиты трафика шифрованием, в этом случае у клиента должен быть еще и критерий проверки валидности сертификата. Для этого и клиент и сервер должны иметь общую для них сущность, которой они доверяют </text:span><text:span text:style-name="T34">—</text:span><text:span text:style-name="T33"> центр сертификации (удостоверяющий центр </text:span><text:span text:style-name="T34">—</text:span><text:span text:style-name="T33"> Certification Authority). Если клиент доверяет центру сертификации, то он должен иметь сертификат этого центра у себя. Обладая сертификатом центра сертификации, клиент проверяет, был ли сертификат, предоставленный ему сервером, выпущен (то есть, подписан) этим центром сертификации. </text:span></text:p>
              <text:p text:style-name="P31"><text:span text:style-name="T33">Если сервер не предоставляет сертификат, подписанный тем центром сертификации, которому доверяет клиент, то клиент не устанавливает соединение, избегая таким образом взаимодействия с недоверенным сервером.</text:span></text:p>
              <text:p text:style-name="P31"><text:span text:style-name="T16"><text:a xlink:href="https://habr.com/ru/articles/593507/" xlink:type="simple">https://habr.com/ru/articles/593507/</text:a></text:span></text:p>
            </draw:text-box>
          </draw:frame>
        </presentation:notes>
      </draw:page>
      <draw:page draw:name="page10" draw:style-name="dp1" draw:master-page-name="master_5f_" presentation:presentation-page-layout-name="AL1T1">
        <office:forms form:automatic-focus="false" form:apply-design-mode="false"/>
        <draw:frame presentation:style-name="pr16" draw:text-style-name="P13" draw:layer="layout" svg:width="20.39cm" svg:height="1.741cm" svg:x="1.2cm" svg:y="0.737cm" presentation:class="title" presentation:user-transformed="true">
          <draw:text-box>
            <text:p text:style-name="P12"><text:span text:style-name="T9">Проверка сертификатов</text:span></text:p>
          </draw:text-box>
        </draw:frame>
        <draw:frame presentation:style-name="pr17" draw:text-style-name="P40" draw:layer="layout" svg:width="25.6cm" svg:height="14.504cm" svg:x="1.2cm" svg:y="4.8cm" presentation:class="outline" presentation:user-transformed="true">
          <draw:text-box>
            <text:list text:style-name="L3">
              <text:list-item>
                <text:p text:style-name="P38"><text:span text:style-name="T28">Сертификат сервера выпущен центром сертификации</text:span></text:p>
              </text:list-item>
              <text:list-item>
                <text:p text:style-name="P38"><text:span text:style-name="T28">У клиента должен быть сертификат центра сертификации</text:span></text:p>
              </text:list-item>
              <text:list-item>
                <text:p text:style-name="P38"><text:span text:style-name="T28">Значения параметра sslmode для проверки сертификатов:</text:span></text:p>
              </text:list-item>
              <text:list-item>
                <text:p text:style-name="P38"><text:span text:style-name="T29">verify-ca</text:span></text:p>
                <text:list>
                  <text:list-item>
                    <text:p text:style-name="P39"><text:span text:style-name="T30">при установке SSL соединения проверить, что сертификат сервера подписан доверенным центром сертификации</text:span></text:p>
                  </text:list-item>
                </text:list>
              </text:list-item>
              <text:list-item>
                <text:p text:style-name="P38"><text:span text:style-name="T29">verify-full</text:span></text:p>
                <text:list>
                  <text:list-item>
                    <text:p text:style-name="P39"><text:span text:style-name="T30">то же, что и предыдущее, но также требуется чтобы имя запрошенного сервера соответствовало имени в сертификате</text:span></text:p>
                  </text:list-item>
                </text:list>
              </text:list-item>
              <text:list-item>
                <text:p text:style-name="P38"><text:span text:style-name="T28"/></text:p>
              </text:list-item>
            </text:list>
          </draw:text-box>
        </draw:frame>
        <presentation:notes draw:style-name="dp2">
          <draw:page-thumbnail draw:style-name="gr2" draw:layer="layout" svg:width="14.848cm" svg:height="11.136cm" svg:x="3.075cm" svg:y="2.257cm" draw:page-number="10" presentation:class="page"/>
          <draw:frame presentation:style-name="pr9" draw:text-style-name="P36" draw:layer="layout" svg:width="16.799cm" svg:height="13.364cm" svg:x="2.1cm" svg:y="14.107cm" presentation:class="notes" presentation:user-transformed="true">
            <draw:text-box>
              <text:p text:style-name="P35"><text:span text:style-name="T24">Если сервер поддерживает SSL и тип соединения в pg_hba.conf разрешает такое соединение, то будет ли установлено SSL соединение зависит также и от клиента. Библиотека libpq позволяет потребовать SSL соединение, либо запретить его в зависимости от клиентского параметра sslmode, который можно задать в строке соединения.</text:span></text:p>
              <text:p text:style-name="P35"><text:span text:style-name="T24">Всего имеются шесть значений этого параметра, четыре из которых указаны на слайде. Два остающихся: verify-ca и verify-full проверяют валидность сертификатов и будут рассмотрены позже.</text:span></text:p>
              <text:p text:style-name="P35"><text:span text:style-name="T24">В режимах проверки сертификатов у клиента должен быть сертификат центра сертификации (Certification Authority). По умолчанию файл должен называться ~/.postgresql/root.crl. При необходимости имя файла с сертификатом центра сертификации можно указать параметром соединения sslrootcert или задать это имя с помощью переменной окружения PGSSLROOTCERT.</text:span></text:p>
              <text:p text:style-name="P35"><text:span text:style-name="T24"><text:a xlink:href="https://postgrespro.ru/docs/postgresql/16/libpq-ssl" xlink:type="simple">https://postgrespro.ru/docs/postgresql/16/libpq-ssl</text:a></text:span></text:p>
              <text:p text:style-name="P35"><text:span text:style-name="T24"><text:a xlink:href="https://postgrespro.ru/docs/postgresql/16/libpq-connect#LIBPQ-CONNECT-SSLMODE" xlink:type="simple">https://postgrespro.ru/docs/postgresql/16/libpq-connect#LIBPQ-CONNECT-SSLMODE</text:a></text:span></text:p>
            </draw:text-box>
          </draw:frame>
        </presentation:notes>
      </draw:page>
      <draw:page draw:name="page11" draw:style-name="dp1" draw:master-page-name="master" presentation:presentation-page-layout-name="AL1T1">
        <office:forms form:automatic-focus="false" form:apply-design-mode="false"/>
        <draw:frame presentation:style-name="pr10" draw:text-style-name="P8" draw:layer="layout" svg:width="19.8cm" svg:height="1.741cm" svg:x="1.2cm" svg:y="0.737cm" presentation:class="title" presentation:user-transformed="true">
          <draw:text-box>
            <text:p><text:span text:style-name="T9">Демонстрация</text:span></text:p>
          </draw:text-box>
        </draw:frame>
        <draw:frame presentation:style-name="pr11" draw:text-style-name="P8" draw:layer="layout" svg:width="25.6cm" svg:height="14.4cm" svg:x="1.2cm" svg:y="4.8cm" presentation:class="outline" presentation:placeholder="true" presentation:user-transformed="true">
          <draw:text-box/>
        </draw:frame>
        <draw:frame draw:style-name="gr24"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6"/></text:p>
            <text:p text:style-name="P1"><text:span text:style-name="T26"/></text:p>
            <text:p text:style-name="P1"><text:span text:style-name="T26"/></text:p>
            <text:p text:style-name="P1"><text:span text:style-name="T26"><text:s text:c="11"/></text:span><text:span text:style-name="T26">$ psql</text:span></text:p>
            <text:p text:style-name="P1"><text:span text:style-name="T26"><text:s text:c="11"/></text:span><text:span text:style-name="T26">postgres=#</text:span></text:p>
          </draw:image>
        </draw:frame>
        <presentation:notes draw:style-name="dp2">
          <draw:page-thumbnail draw:style-name="gr2" draw:layer="layout" svg:width="14.848cm" svg:height="11.136cm" svg:x="3.075cm" svg:y="2.257cm" draw:page-number="11" presentation:class="page"/>
          <draw:frame presentation:style-name="pr12" draw:text-style-name="P11" draw:layer="layout" svg:width="16.799cm" svg:height="13.364cm" svg:x="2.1cm" svg:y="14.107cm" presentation:class="notes" presentation:placeholder="true">
            <draw:text-box/>
          </draw:frame>
        </presentation:notes>
      </draw:page>
      <draw:page draw:name="page12" draw:style-name="dp1" draw:master-page-name="master" presentation:presentation-page-layout-name="AL1T1">
        <office:forms form:automatic-focus="false" form:apply-design-mode="false"/>
        <draw:frame presentation:style-name="pr3" draw:text-style-name="P13" draw:layer="layout" svg:width="19.8cm" svg:height="1.741cm" svg:x="1.2cm" svg:y="0.737cm" presentation:class="title" presentation:user-transformed="true">
          <draw:text-box>
            <text:p text:style-name="P12"><text:span text:style-name="T9">Проверка клиента</text:span></text:p>
          </draw:text-box>
        </draw:frame>
        <draw:custom-shape draw:style-name="gr33" draw:text-style-name="P15" xml:id="id36" draw:id="id36" draw:layer="layout" svg:width="6.706cm" svg:height="4.94cm" svg:x="3.2cm" svg:y="3.95cm">
          <text:p text:style-name="P14"><text:span text:style-name="T11">клиент имеет</text:span><text:span text:style-name="T11"><text:line-break/></text:span><text:span text:style-name="T11">сертификат</text:span></text:p>
          <draw:enhanced-geometry svg:viewBox="0 0 21600 21600" draw:type="rectangle" draw:enhanced-path="M 0 0 L 21600 0 21600 21600 0 21600 0 0 Z N"/>
        </draw:custom-shape>
        <draw:g xml:id="id37" draw:id="id37">
          <draw:custom-shape draw:style-name="gr5" draw:text-style-name="P15" draw:layer="layout" svg:width="6.1cm" svg:height="6.904cm" svg:x="16.57cm" svg:y="7.045cm">
            <text:p text:style-name="P14"><text:span text:style-name="T12"><text:s/></text:span></text:p>
            <text:p text:style-name="P14"><text:span text:style-name="T11">PostgreSQL</text:span></text:p>
            <draw:enhanced-geometry svg:viewBox="0 0 21600 21600" draw:type="rectangle" draw:enhanced-path="M 0 0 L 21600 0 21600 21600 0 21600 0 0 Z N"/>
          </draw:custom-shape>
          <draw:path draw:style-name="gr6" draw:text-style-name="P18" draw:layer="layout" svg:width="2.024cm" svg:height="2.018cm" svg:x="18.148cm" svg:y="9.446cm" svg:viewBox="0 0 2025 2019" svg:d="M1292 0c-27 0-53 12-68 33l-154 226c-41-3-82-3-124 0l-160-216c-20-27-60-39-92-26l-180 75c-33 14-53 50-46 86l50 259c-31 26-58 55-84 85l-269-40c-33-5-69 12-83 46l-75 180-1 1c-15 36-1 73 29 94l223 150c-3 44-2 89 4 133l-212 154c0 0 0 1-1 1-28 20-40 57-25 92l31 77 1 1 31 76c0 0 0 1 1 1 15 38 48 52 84 47 1 0 1 0 1 0l258-42c28 35 59 67 92 95l-50 264c-7 37 10 73 47 87l180 74c35 14 72 2 93-27l160-219c39 3 79 3 119 0l149 218c21 32 60 42 94 28l180-75c35-15 52-51 46-84l-41-266c32-27 61-57 88-88l268 50h1c34 6 68-13 83-43v1l1-1c0-1 0-2 1-3 0-1 1-1 1-2l71-174 1-1c1-1 2-3 2-5 2-5 4-11 5-17 5-31-9-58-32-75l-222-163c3-36 4-72 2-108l222-153c32-23 41-62 27-94l-43-103-42-102c-14-33-47-54-86-46l-264 50c-25-27-52-51-80-75l42-273c5-31-9-59-31-75-8-5-16-8-16-8 0 0-1-1-2-1h-2l-172-71-1-1c-1-1-2-1-3-2-1 0-1 0-1 0-8-3-17-5-26-5zM1017 727c111 0 216 65 261 174 61 145-8 311-153 371s-311-8-371-153 8-310 153-371c36-15 73-21 110-21z">
            <text:p/>
          </draw:path>
          <draw:path draw:style-name="gr7" draw:text-style-name="P19" draw:layer="layout" svg:width="1.904cm" svg:height="1.899cm" svg:x="18.209cm" svg:y="9.5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7" draw:text-style-name="P19" draw:layer="layout" svg:width="1.904cm" svg:height="1.899cm" svg:x="18.209cm" svg:y="9.505cm" svg:viewBox="0 0 1905 1900" svg:d="M477 88c-8 3-12 12-11 20l56 292c-48 37-89 80-125 127l-302-45c-8-1-16 3-19 10l-75 180c-3 8 0 18 7 22l250 169c-7 63-5 128 5 192l-239 175c-6 4-9 14-6 21l32 77 32 78c3 7 12 12 20 10l292-47c38 53 83 100 133 139l-56 297c-2 8 3 17 11 20l180 74c8 3 17 0 21-7l180-246c59 8 119 8 179 1l168 245c4 7 14 10 21 7l180-75c8-3 12-11 10-19l-46-298c50-38 93-83 129-131l303 56c8 2 16-3 19-10l1-1 73-179 1-2c1-1 1-2 1-3 1-7-1-13-7-17l-251-183c8-56 10-112 4-169l250-170c7-5 9-14 5-22l-42-102-43-102c-3-8-11-13-19-12l-297 58c-36-45-77-83-122-116l46-307c1-7-1-13-7-17-1-1-2-1-3-2h-2l-178-74-1-1c-8-3-17 0-22 7l-173 255c-60-9-122-9-183-1l-180-243c-4-6-13-9-21-6zM823 634c175-73 376 10 449 185s-10 376-185 449-376-10-449-185c-72-175 10-376 185-449z">
            <text:p/>
          </draw:path>
          <draw:path draw:style-name="gr8" draw:text-style-name="P18" draw:layer="layout" svg:width="1.343cm" svg:height="1.342cm" svg:x="19.616cm" svg:y="8.599cm" svg:viewBox="0 0 1344 1343" svg:d="M1068 126c-16-6-35-5-48 4 0 1 0 1 0 1l-144 101c-24-12-50-21-76-29l-47-167c-5-20-27-37-49-36l-125 4c-24 1-44 18-48 41l-29 168c-24 9-47 19-70 32l-152-86h-1c-18-10-44-8-60 9l-86 91h-1c-17 19-18 44-4 64l100 141c-12 26-21 53-28 81l-163 45c-22 6-38 25-37 50l2 53v1l1 53c1 27 18 43 41 48l165 34c9 27 20 53 34 78l-91 148c-12 20-10 46 9 63l92 85c18 17 42 18 61 5l147-95c23 11 47 20 71 27l40 165c6 24 27 39 51 38l125-4c24-1 43-18 47-39l36-170c26-9 50-20 73-33l150 91c1 0 1 0 1 0 19 12 44 8 59-7l1 1v-1c1 0 1-1 2-1 0 0 0-1 1-1l82-89h1c1-1 1-1 2-2 3-3 5-6 7-10 10-17 8-37-2-52l-97-149c10-20 19-42 26-65l169-41c25-6 38-28 38-51l-3-71-2-71c-1-23-16-43-41-48l-171-30c-8-22-19-42-31-63l88-155c10-17 8-37-2-52-3-5-7-9-7-9-1 0-1 0-1-1h-1l-88-82v-1c-1-1-1-1-2-2-5-4-10-7-15-9zM737 501c66 25 115 89 117 165 4 101-75 185-177 188-101 3-185-76-188-177-4-101 75-185 176-188 26-1 50 3 72 12z">
            <text:p/>
          </draw:path>
          <draw:path draw:style-name="gr9" draw:text-style-name="P19" draw:layer="layout" svg:width="1.266cm" svg:height="1.266cm" svg:x="19.654cm" svg:y="8.6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path draw:style-name="gr9" draw:text-style-name="P19" draw:layer="layout" svg:width="1.266cm" svg:height="1.266cm" svg:x="19.654cm" svg:y="8.637cm" svg:viewBox="0 0 1267 1267" svg:d="M542 4c-5 0-10 5-11 10l-33 189c-37 11-72 27-104 47l-172-96c-4-2-10-2-14 2l-86 91c-3 4-4 11-1 15l113 159c-19 36-33 76-41 117l-184 50c-5 2-9 7-9 12l2 54 1 54c1 5 5 10 10 11l187 38c11 40 27 79 48 114l-101 166c-3 4-2 11 2 15l91 85c4 4 10 4 15 1l164-107c34 18 70 32 108 41l45 186c1 5 6 9 11 9l126-4c5-1 9-4 10-9l40-190c39-12 75-29 108-50l169 103c5 3 11 2 14-2h1l85-92h1c0-1 1-1 1-2 2-4 2-8 0-12l-109-167c17-32 31-65 40-101l189-45c6-2 9-7 9-12l-2-72-3-71c0-5-4-10-9-11l-192-33c-11-35-27-68-47-98l98-174c2-4 2-8 0-12-1-1-1-1-2-2h-1l-91-86c-4-4-10-4-14-1l-163 114c-34-19-71-33-110-43l-53-186c-1-6-5-9-11-9zM626 412c122-4 224 92 228 214s-92 224-214 228c-121 4-224-92-228-214s92-224 214-228z">
            <text:p/>
          </draw:path>
          <draw:g>
            <draw:custom-shape draw:style-name="gr10" draw:text-style-name="P20" xml:id="id29" draw:id="id29" draw:layer="layout" svg:width="0.254cm" svg:height="0.254cm" svg:x="20.581cm" svg:y="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30" draw:id="id30" draw:layer="layout" svg:width="0.254cm" svg:height="0.254cm" svg:x="20.182cm" svg:y="12.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31" draw:id="id31" draw:layer="layout" svg:width="0.254cm" svg:height="0.254cm" svg:x="20.983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32" draw:id="id32" draw:layer="layout" svg:width="0.254cm" svg:height="0.254cm" svg:x="19.983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33" draw:id="id33" draw:layer="layout" svg:width="0.254cm" svg:height="0.254cm" svg:x="20.383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34" draw:id="id34" draw:layer="layout" svg:width="0.254cm" svg:height="0.254cm" svg:x="20.783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xml:id="id35" draw:id="id35" draw:layer="layout" svg:width="0.254cm" svg:height="0.254cm" svg:x="21.184cm" svg:y="13.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0" draw:layer="layout" draw:type="line" svg:x1="20.618cm" svg:y1="12.287cm" svg:x2="20.399cm" svg:y2="12.608cm" draw:start-shape="id29" draw:start-glue-point="7" draw:end-shape="id30" draw:end-glue-point="11" svg:d="M20618 12287l-219 321" svg:viewBox="0 0 220 322">
              <text:p/>
            </draw:connector>
            <draw:connector draw:style-name="gr11" draw:text-style-name="P20" draw:layer="layout" draw:type="line" svg:x1="20.798cm" svg:y1="12.287cm" svg:x2="21.02cm" svg:y2="12.609cm" draw:start-shape="id29" draw:start-glue-point="9" draw:end-shape="id31" draw:end-glue-point="5" svg:d="M20798 12287l222 322" svg:viewBox="0 0 223 323">
              <text:p/>
            </draw:connector>
            <draw:connector draw:style-name="gr11" draw:text-style-name="P20" draw:layer="layout" draw:type="line" svg:x1="20.309cm" svg:y1="12.825cm" svg:x2="20.11cm" svg:y2="13.072cm" draw:start-shape="id30" draw:start-glue-point="8" draw:end-shape="id32" draw:end-glue-point="4" svg:d="M20309 12825l-199 247" svg:viewBox="0 0 200 248">
              <text:p/>
            </draw:connector>
            <draw:connector draw:style-name="gr11" draw:text-style-name="P20" draw:layer="layout" draw:type="line" svg:x1="20.309cm" svg:y1="12.825cm" svg:x2="20.51cm" svg:y2="13.072cm" draw:start-shape="id30" draw:start-glue-point="8" draw:end-shape="id33" svg:d="M20309 12825l201 247" svg:viewBox="0 0 202 248">
              <text:p/>
            </draw:connector>
            <draw:connector draw:style-name="gr11" draw:text-style-name="P20" draw:layer="layout" draw:type="line" svg:x1="21.11cm" svg:y1="12.826cm" svg:x2="20.91cm" svg:y2="13.072cm" draw:start-shape="id31" draw:end-shape="id34" draw:end-glue-point="4" svg:d="M21110 12826l-200 246" svg:viewBox="0 0 201 247">
              <text:p/>
            </draw:connector>
            <draw:connector draw:style-name="gr11" draw:text-style-name="P20" draw:layer="layout" draw:type="line" svg:x1="21.11cm" svg:y1="12.826cm" svg:x2="21.311cm" svg:y2="13.073cm" draw:start-shape="id31" draw:start-glue-point="8" draw:end-shape="id35" draw:end-glue-point="4" svg:d="M21110 12826l201 247" svg:viewBox="0 0 202 248">
              <text:p/>
            </draw:connector>
          </draw:g>
          <draw:g>
            <draw:custom-shape draw:style-name="gr12" draw:text-style-name="P21" draw:layer="layout" svg:width="1.6cm" svg:height="0.184cm" svg:x="17.758cm" svg:y="12.07cm">
              <text:p/>
              <draw:enhanced-geometry svg:viewBox="0 0 21600 21600" draw:type="rectangle" draw:enhanced-path="M 0 0 L 21600 0 21600 21600 0 21600 0 0 Z N"/>
            </draw:custom-shape>
            <draw:custom-shape draw:style-name="gr13" draw:text-style-name="P22" draw:layer="layout" svg:width="1.6cm" svg:height="1.19cm" svg:x="17.758cm" svg:y="12.07cm">
              <text:p/>
              <draw:enhanced-geometry svg:viewBox="0 0 21600 21600" draw:type="rectangle" draw:enhanced-path="M 0 0 L 21600 0 21600 21600 0 21600 0 0 Z N"/>
            </draw:custom-shape>
            <draw:custom-shape draw:style-name="gr14" draw:text-style-name="P23" draw:layer="layout" svg:width="0.4cm" svg:height="1.19cm" svg:x="17.758cm" svg:y="12.07cm">
              <text:p/>
              <draw:enhanced-geometry svg:viewBox="0 0 21600 21600" draw:type="rectangle" draw:enhanced-path="M 0 0 L 21600 0 21600 21600 0 21600 0 0 Z N"/>
            </draw:custom-shape>
            <draw:custom-shape draw:style-name="gr14" draw:text-style-name="P23" draw:layer="layout" svg:width="0.4cm" svg:height="1.19cm" svg:x="18.158cm" svg:y="12.07cm">
              <text:p/>
              <draw:enhanced-geometry svg:viewBox="0 0 21600 21600" draw:type="rectangle" draw:enhanced-path="M 0 0 L 21600 0 21600 21600 0 21600 0 0 Z N"/>
            </draw:custom-shape>
            <draw:custom-shape draw:style-name="gr14" draw:text-style-name="P23" draw:layer="layout" svg:width="0.4cm" svg:height="1.19cm" svg:x="18.558cm" svg:y="12.07cm">
              <text:p/>
              <draw:enhanced-geometry svg:viewBox="0 0 21600 21600" draw:type="rectangle" draw:enhanced-path="M 0 0 L 21600 0 21600 21600 0 21600 0 0 Z N"/>
            </draw:custom-shape>
            <draw:custom-shape draw:style-name="gr14" draw:text-style-name="P23" draw:layer="layout" svg:width="0.4cm" svg:height="1.19cm" svg:x="18.958cm" svg:y="12.07cm">
              <text:p/>
              <draw:enhanced-geometry svg:viewBox="0 0 21600 21600" draw:type="rectangle" draw:enhanced-path="M 0 0 L 21600 0 21600 21600 0 21600 0 0 Z N"/>
            </draw:custom-shape>
          </draw:g>
          <draw:custom-shape draw:style-name="gr15" draw:text-style-name="P15" draw:layer="layout" svg:width="8cm" svg:height="6.91cm" svg:x="16.57cm" svg:y="7.045cm">
            <text:p text:style-name="P14"><text:span text:style-name="T12"><text:s/></text:span></text:p>
            <text:p text:style-name="P14"><text:span text:style-name="T11">PostgreSQL</text:span></text:p>
            <draw:enhanced-geometry svg:viewBox="0 0 21600 21600" draw:type="rectangle" draw:enhanced-path="M 0 0 L 21600 0 21600 21600 0 21600 0 0 Z N"/>
          </draw:custom-shape>
          <draw:custom-shape draw:style-name="gr16" draw:text-style-name="P24" draw:layer="layout" svg:width="2.032cm" svg:height="1.882cm" svg:x="17.05cm" svg:y="11.585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19.551cm" svg:y="11.5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2.032cm" svg:height="1.882cm" svg:x="22.051cm" svg:y="11.586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7" draw:text-style-name="P19" draw:layer="layout" svg:width="1.546cm" svg:height="1.543cm" svg:x="19.426cm" svg:y="9.336cm" svg:viewBox="0 0 1547 1544" svg:d="M388 72c-7 2-10 9-9 16l45 237c-39 30-72 65-101 103l-246-36c-6-1-13 2-15 8l-61 146c-2 6 0 15 6 18l203 137c-6 51-4 104 4 156l-194 142c-5 3-8 12-5 17l26 63 26 63c2 6 9 10 16 8l237-38c31 43 68 81 108 113l-45 241c-2 7 2 14 9 17l146 60c6 2 14 0 17-6l146-200c48 7 97 7 146 1l136 199c3 6 11 8 17 6l146-61c7-3 10-9 8-16l-37-242c41-31 76-67 105-106l246 45c6 2 13-2 15-8l1-1 59-145 1-2c1 0 1-1 1-2 1-6-1-11-6-14l-203-149c6-45 8-91 3-137l203-138c6-4 7-11 4-18l-34-83-35-82c-3-7-9-11-16-10l-241 47c-29-37-62-68-99-94l37-250c1-5 0-10-5-14-1 0-2 0-3-1h-1l-145-60-1-1c-6-2-14 0-18 6l-140 207c-49-8-99-8-149-1l-146-197c-3-5-11-8-17-5zM669 515c142-59 305 8 364 150 60 143-8 306-150 365s-305-8-365-150c-58-142 8-306 151-365z">
            <text:p/>
          </draw:path>
          <draw:path draw:style-name="gr9" draw:text-style-name="P19" draw:layer="layout" svg:width="1.028cm" svg:height="1.028cm" svg:x="20.6cm" svg:y="8.631cm" svg:viewBox="0 0 1029 1029" svg:d="M440 3c-4 0-8 4-9 8l-26 154c-31 9-59 22-85 38l-140-78c-3-2-8-2-11 2l-70 74c-2 3-3 9-1 12l92 129c-15 29-27 62-33 95l-150 41c-4 1-7 5-7 9l2 44v44c1 4 4 8 9 9l151 31c9 32 22 64 39 92l-82 135c-2 4-1 9 2 13l74 69c3 3 8 3 12 0l133-87c28 15 57 26 88 34l37 151c0 4 4 7 9 7l102-3c4-1 7-3 8-7l33-155c31-9 60-23 87-40l138 83c4 3 8 2 11-1h1l69-75h1c0-1 0-1 0-2 2-3 2-6 0-9l-88-136c14-26 25-53 32-82l154-37c5-1 7-5 7-9l-1-59-3-58c0-4-3-8-7-8l-156-27c-9-29-22-56-38-80l79-141c2-3 2-7 0-10-1-1-1-1-1-2h-1l-74-69c-3-4-8-4-11-1l-133 92c-27-15-58-26-89-35l-43-151c-1-5-4-7-9-7zM508 335c100-4 182 74 186 173 3 100-75 182-174 186-98 3-182-75-185-174-4-99 74-182 173-185z">
            <text:p/>
          </draw:path>
        </draw:g>
        <draw:custom-shape draw:style-name="gr34" draw:text-style-name="P47" draw:layer="layout" svg:width="1.19cm" svg:height="1.27cm" svg:x="8.208cm" svg:y="7.1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5" draw:text-style-name="P41" xml:id="id38" draw:id="id38" draw:layer="layout" svg:width="6.706cm" svg:height="4.94cm" svg:x="3.2cm" svg:y="12.65cm">
          <text:p text:style-name="P14"><text:span text:style-name="T11">клиент без</text:span><text:span text:style-name="T11"><text:line-break/></text:span><text:span text:style-name="T11">сертификата</text:span></text:p>
          <draw:enhanced-geometry svg:viewBox="0 0 21600 21600" draw:type="rectangle" draw:enhanced-path="M 0 0 L 21600 0 21600 21600 0 21600 0 0 Z N"/>
        </draw:custom-shape>
        <draw:connector draw:style-name="gr36" draw:text-style-name="P25" draw:layer="layout" draw:type="line" svg:x1="9.906cm" svg:y1="6.42cm" svg:x2="16.57cm" svg:y2="10.5cm" draw:start-shape="id36" draw:start-glue-point="1" draw:end-shape="id37" draw:end-glue-point="3" svg:d="M9906 6420l6664 4080" svg:viewBox="0 0 6665 4081">
          <text:p/>
        </draw:connector>
        <draw:frame draw:style-name="gr29" draw:text-style-name="P43" xml:id="id39" draw:id="id39" draw:layer="layout" svg:width="1.016cm" svg:height="1.195cm" svg:x="15.24cm" svg:y="11.854cm">
          <draw:text-box>
            <text:p><text:span text:style-name="T31">Х</text:span></text:p>
          </draw:text-box>
        </draw:frame>
        <draw:connector draw:style-name="gr37" draw:text-style-name="P25" draw:layer="layout" draw:type="line" svg:x1="9.906cm" svg:y1="15.12cm" svg:x2="15.24cm" svg:y2="12.451cm" draw:start-shape="id38" draw:end-shape="id39" draw:end-glue-point="3" svg:d="M9906 15120l5334-2669" svg:viewBox="0 0 5335 2670">
          <text:p/>
        </draw:connector>
        <draw:g>
          <draw:custom-shape draw:style-name="gr31" draw:text-style-name="P45" draw:layer="layout" svg:width="2.804cm" svg:height="1.816cm" svg:x="11.674cm" svg:y="7.582cm">
            <text:p text:style-name="P44"><text:span text:style-name="T32">Сертификат</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2" draw:text-style-name="P46" draw:layer="layout" svg:width="0.495cm" svg:height="0.606cm" svg:x="13.653cm" svg:y="8.7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presentation:notes draw:style-name="dp2">
          <draw:page-thumbnail draw:style-name="gr2" draw:layer="layout" svg:width="14.848cm" svg:height="11.136cm" svg:x="3.075cm" svg:y="2.257cm" draw:page-number="12" presentation:class="page"/>
          <draw:frame presentation:style-name="pr6" draw:text-style-name="P32" draw:layer="layout" svg:width="16.799cm" svg:height="14.341cm" svg:x="2.1cm" svg:y="14.107cm" presentation:class="notes" presentation:user-transformed="true">
            <draw:text-box>
              <text:p text:style-name="P31"><text:span text:style-name="T16">В целях аутентификации клиентов могут быть использованы клиентские сертификаты SSL. Их можно использовать совместно с другими методами аутентификации, например, по паролям. Также аутентичность клиентов можно проверять исключительно на основе их сертификатов.</text:span></text:p>
              <text:p text:style-name="P31"><text:span text:style-name="T16">Процедура создания клиентских сертификатов аналогична тому, как это делается для получения сертификатов серверов. Для того чтобы сервер смог убедиться в достоверности клиентского сертификата, клиентский сертификат должен быть выпущен (подписан) тем центром сертификации, которому доверяет сервер.</text:span></text:p>
            </draw:text-box>
          </draw:frame>
        </presentation:notes>
      </draw:page>
      <draw:page draw:name="page13" draw:style-name="dp1" draw:master-page-name="master_5f_" presentation:presentation-page-layout-name="AL1T1">
        <office:forms form:automatic-focus="false" form:apply-design-mode="false"/>
        <draw:frame presentation:style-name="pr18" draw:text-style-name="P13" draw:layer="layout" svg:width="20.39cm" svg:height="1.741cm" svg:x="1.2cm" svg:y="0.737cm" presentation:class="title" presentation:user-transformed="true">
          <draw:text-box>
            <text:p text:style-name="P12"><text:span text:style-name="T9">Клиентские сертификаты</text:span></text:p>
          </draw:text-box>
        </draw:frame>
        <draw:frame presentation:style-name="pr19" draw:text-style-name="P40" draw:layer="layout" svg:width="25.6cm" svg:height="14.504cm" svg:x="1.2cm" svg:y="4.8cm" presentation:class="outline" presentation:user-transformed="true">
          <draw:text-box>
            <text:list text:style-name="L3">
              <text:list-item>
                <text:p text:style-name="P38"><text:span text:style-name="T28">Метод аутентификации cert позволяет серверу аутентифицировать клиента по его сертификату</text:span></text:p>
              </text:list-item>
              <text:list-item>
                <text:p text:style-name="P38"><text:span text:style-name="T28">Сертификат клиента требуется и другими методами аутентификации, если указан параметр метода </text:span><text:span text:style-name="T29">clientcert</text:span></text:p>
              </text:list-item>
              <text:list-item>
                <text:p text:style-name="P38"><text:span text:style-name="T29">verify-ca</text:span></text:p>
                <text:list>
                  <text:list-item>
                    <text:p text:style-name="P39"><text:span text:style-name="T30">при запросе SSL соединения проверить, подписан ли доверенным центром сертификации сертификат клиента</text:span></text:p>
                  </text:list-item>
                </text:list>
              </text:list-item>
              <text:list-item>
                <text:p text:style-name="P38"><text:span text:style-name="T29">verify-full</text:span></text:p>
                <text:list>
                  <text:list-item>
                    <text:p text:style-name="P39"><text:span text:style-name="T30">в дополнении к предыдущему также проверяется атрибут CN сертификата на совпадение с именем пользователя</text:span></text:p>
                  </text:list-item>
                </text:list>
              </text:list-item>
              <text:list-item>
                <text:p text:style-name="P38"><text:span text:style-name="T28"/></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36" draw:layer="layout" svg:width="16.799cm" svg:height="13.364cm" svg:x="2.1cm" svg:y="14.107cm" presentation:class="notes" presentation:user-transformed="true">
            <draw:text-box>
              <text:p text:style-name="P35"><text:span text:style-name="T24">Клиентские сертификаты можно использовать двояко: либо для аутентификации клиентов с помощью их сертификатов (продемонстрировано далее), либо для сочетания произвольного метода аутентификации с проверкой клиентского сертификата.</text:span></text:p>
              <text:p text:style-name="P35"><text:span text:style-name="T24">Для того, чтобы сочетать какой-либо метод аутентификации (например, md5) с проверкой клиентского сертификата, требуемому методу аутентификации добавляют дополнительный параметр clientcert:</text:span></text:p>
              <text:list text:style-name="L1">
                <text:list-item>
                  <text:p text:style-name="P35"><text:span text:style-name="T24">verify-ca - в таком случае выполняется лишь проверка сертификата;</text:span></text:p>
                </text:list-item>
                <text:list-item>
                  <text:p text:style-name="P35"><text:span text:style-name="T24">verify-full - в добавок к требованию достоверности сертификата необходимо, чтобы имя пользователя совпадало со значением атрибута CN (Common Name) сертификата.</text:span></text:p>
                </text:list-item>
              </text:list>
              <text:p text:style-name="P35"><text:span text:style-name="T24"><text:a xlink:href="https://postgrespro.ru/docs/postgresql/16/ssl-tcp#SSL-CLIENT-CERTIFICATES" xlink:type="simple">https://postgrespro.ru/docs/postgresql/16/ssl-tcp#SSL-CLIENT-CERTIFICATES</text:a></text:span></text:p>
            </draw:text-box>
          </draw:frame>
        </presentation:notes>
      </draw:page>
      <draw:page draw:name="page14" draw:style-name="dp1" draw:master-page-name="master" presentation:presentation-page-layout-name="AL1T1">
        <office:forms form:automatic-focus="false" form:apply-design-mode="false"/>
        <draw:frame presentation:style-name="pr10" draw:text-style-name="P8" draw:layer="layout" svg:width="19.8cm" svg:height="1.741cm" svg:x="1.2cm" svg:y="0.737cm" presentation:class="title" presentation:user-transformed="true">
          <draw:text-box>
            <text:p><text:span text:style-name="T9">Демонстрация</text:span></text:p>
          </draw:text-box>
        </draw:frame>
        <draw:frame presentation:style-name="pr11" draw:text-style-name="P8" draw:layer="layout" svg:width="25.6cm" svg:height="14.4cm" svg:x="1.2cm" svg:y="4.8cm" presentation:class="outline" presentation:placeholder="true" presentation:user-transformed="true">
          <draw:text-box/>
        </draw:frame>
        <draw:frame draw:style-name="gr24"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6"/></text:p>
            <text:p text:style-name="P1"><text:span text:style-name="T26"/></text:p>
            <text:p text:style-name="P1"><text:span text:style-name="T26"/></text:p>
            <text:p text:style-name="P1"><text:span text:style-name="T26"><text:s text:c="11"/></text:span><text:span text:style-name="T26">$ psql</text:span></text:p>
            <text:p text:style-name="P1"><text:span text:style-name="T26"><text:s text:c="11"/></text:span><text:span text:style-name="T26">postgres=#</text:span></text:p>
          </draw:image>
        </draw:frame>
        <presentation:notes draw:style-name="dp2">
          <draw:page-thumbnail draw:style-name="gr2" draw:layer="layout" svg:width="14.848cm" svg:height="11.136cm" svg:x="3.075cm" svg:y="2.257cm" draw:page-number="14" presentation:class="page"/>
          <draw:frame presentation:style-name="pr12" draw:text-style-name="P11" draw:layer="layout" svg:width="16.799cm" svg:height="13.364cm" svg:x="2.1cm" svg:y="14.107cm" presentation:class="notes" presentation:placeholder="true">
            <draw:text-box/>
          </draw:frame>
        </presentation:notes>
      </draw:page>
      <draw:page draw:name="page15" draw:style-name="dp1" draw:master-page-name="master_5f_" presentation:presentation-page-layout-name="AL1T1">
        <office:forms form:automatic-focus="false" form:apply-design-mode="false"/>
        <draw:frame presentation:style-name="pr20" draw:text-style-name="P13" draw:layer="layout" svg:width="20.39cm" svg:height="1.741cm" svg:x="1.2cm" svg:y="0.737cm" presentation:class="title" presentation:user-transformed="true">
          <draw:text-box>
            <text:p text:style-name="P12"><text:span text:style-name="T9">Аутентификация cert</text:span></text:p>
          </draw:text-box>
        </draw:frame>
        <draw:frame presentation:style-name="pr21" draw:text-style-name="P40" draw:layer="layout" svg:width="25.6cm" svg:height="14.504cm" svg:x="1.2cm" svg:y="4.8cm" presentation:class="outline" presentation:user-transformed="true">
          <draw:text-box>
            <text:list text:style-name="L3">
              <text:list-item>
                <text:p text:style-name="P38"><text:span text:style-name="T28">Метод аутентификации cert применяется лишь для типа подключения hostssl</text:span></text:p>
              </text:list-item>
              <text:list-item>
                <text:p text:style-name="P38"><text:span text:style-name="T28">Параметр метода </text:span><text:span text:style-name="T29">clientcert</text:span><text:span text:style-name="T28"> указывать не требуется, он всегда установлен в значение </text:span><text:span text:style-name="T29">verify-full</text:span></text:p>
              </text:list-item>
              <text:list-item>
                <text:p text:style-name="P38"><text:span text:style-name="T28">Сертификат используется и для проверки аутентичности пользователя и для защиты SSL-подключения</text:span></text:p>
                <text:list>
                  <text:list-item>
                    <text:p text:style-name="P39"><text:span text:style-name="T30"/></text:p>
                  </text:list-item>
                </text:list>
              </text:list-item>
              <text:list-item>
                <text:p text:style-name="P38"><text:span text:style-name="T28"/></text:p>
              </text:list-item>
            </text:list>
          </draw:text-box>
        </draw:frame>
        <presentation:notes draw:style-name="dp2">
          <draw:page-thumbnail draw:style-name="gr2" draw:layer="layout" svg:width="14.848cm" svg:height="11.136cm" svg:x="3.075cm" svg:y="2.257cm" draw:page-number="15" presentation:class="page"/>
          <draw:frame presentation:style-name="pr9" draw:text-style-name="P36" draw:layer="layout" svg:width="16.799cm" svg:height="13.364cm" svg:x="2.1cm" svg:y="14.107cm" presentation:class="notes" presentation:user-transformed="true">
            <draw:text-box>
              <text:p text:style-name="P35"><text:span text:style-name="T24">Метод аутентификации cert использует клиентский сертификат и может применяться лишь в правилах аутентификации HBA с типом hostssl.</text:span></text:p>
              <text:p text:style-name="P35"><text:span text:style-name="T24">При этом методе аутентификации сервер требует от клиента предъявления действительного и доверенного сертификата. Пароль у клиента не запрашивается.</text:span></text:p>
              <text:p text:style-name="P35"><text:span text:style-name="T24">В клиентском сертификате проверяется значение атрибута CN на предмет соответствия запрашиваемому имени пользователя базы данных для установки соединения. При их соответствии соединение устанавливается.</text:span></text:p>
              <text:p text:style-name="P35"><text:span text:style-name="T24">Если необходимо чтобы CN в сертификате отличался от имени пользователя базы данных, то может быть использовано сопоставление имён пользователей.</text:span></text:p>
              <text:p text:style-name="P35"><text:span text:style-name="T24"><text:a xlink:href="https://postgrespro.ru/docs/postgresql/16/auth-cert" xlink:type="simple">https://postgrespro.ru/docs/postgresql/16/auth-cert</text:a></text:span></text:p>
              <text:p text:style-name="P35"><text:span text:style-name="T24"/></text:p>
            </draw:text-box>
          </draw:frame>
        </presentation:notes>
      </draw:page>
      <draw:page draw:name="page1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Итоги</text:span></text:p>
          </draw:text-box>
        </draw:frame>
        <draw:frame presentation:style-name="pr4" draw:text-style-name="P48" draw:layer="layout" svg:width="25.6cm" svg:height="14.4cm" svg:x="1.2cm" svg:y="4.8cm" presentation:class="outline" presentation:user-transformed="true">
          <draw:text-box>
            <text:list text:style-name="L3">
              <text:list-item>
                <text:p text:style-name="P9"><text:span text:style-name="T35">В PostgreSQL SSL применяется для шифрования трафика и подтверждения аутентичности сервера или клиента</text:span></text:p>
              </text:list-item>
              <text:list-item>
                <text:p text:style-name="P9"><text:span text:style-name="T35">Для работы SSL требуются сертификаты сервера и, возможно, клиента</text:span></text:p>
              </text:list-item>
              <text:list-item>
                <text:p text:style-name="P9"><text:span text:style-name="T35">Подтверждение аутентичности сервера исключает его подмену</text:span></text:p>
              </text:list-item>
              <text:list-item>
                <text:p text:style-name="P9"><text:span text:style-name="T35">Для проверки аутентичности клиента можно использовать метод аутентификации cert </text:span></text:p>
              </text:list-item>
              <text:list-item>
                <text:p text:style-name="P9"><text:span text:style-name="T35">Также можно совместить проверку клиентского сертификата SSL с другим методом аутентификации</text:span></text:p>
              </text:list-item>
            </text:list>
          </draw:text-box>
        </draw:frame>
        <presentation:notes draw:style-name="dp2">
          <draw:page-thumbnail draw:style-name="gr2" draw:layer="layout" svg:width="14.848cm" svg:height="11.136cm" svg:x="3.075cm" svg:y="2.257cm" draw:page-number="16" presentation:class="page"/>
          <draw:frame presentation:style-name="pr5" draw:text-style-name="P49" draw:layer="layout" svg:width="16.799cm" svg:height="13.364cm" svg:x="2.1cm" svg:y="14.107cm" presentation:class="notes" presentation:placeholder="true">
            <draw:text-box/>
          </draw:frame>
        </presentation:notes>
      </draw:page>
      <draw:page draw:name="page17" draw:style-name="dp1" draw:master-page-name="master_5f_" presentation:presentation-page-layout-name="AL1T1">
        <office:forms form:automatic-focus="false" form:apply-design-mode="false"/>
        <draw:frame presentation:style-name="pr22" draw:text-style-name="P8" draw:layer="layout" svg:width="19.8cm" svg:height="1.741cm" svg:x="1.2cm" svg:y="0.737cm" presentation:class="title" presentation:user-transformed="true">
          <draw:text-box>
            <text:p><text:span text:style-name="T9">Практика</text:span></text:p>
          </draw:text-box>
        </draw:frame>
        <draw:frame presentation:style-name="pr23" draw:text-style-name="P50" draw:layer="layout" svg:width="25.6cm" svg:height="14.4cm" svg:x="1.2cm" svg:y="4.8cm" presentation:class="outline" presentation:user-transformed="true">
          <draw:text-box>
            <text:list text:style-name="L3">
              <text:list-item>
                <text:p><text:span text:style-name="T36">1. Сгенерируйте клиентский сертификат по аналогии с тем, как это было показано в демонстрации</text:span></text:p>
              </text:list-item>
              <text:list-item>
                <text:p><text:span text:style-name="T36">2. Настройте разрешение для обычных клиентских сеансов с аутентификацией cert, запустите такой сеанс и получите о нем информацию с помощью расширения sslinfo</text:span></text:p>
              </text:list-item>
              <text:list-item>
                <text:p><text:span text:style-name="T36">3. Настройте разрешение выполнять репликацию посредством соединения SSL с методом аутентификации cert</text:span></text:p>
              </text:list-item>
              <text:list-item>
                <text:p><text:span text:style-name="T36">4. Сравните время, потребное на создание автономной копии при соединении через локальный UNIX сокет без шифрования и через основной сетевой интерфейс с шифрованием трафика</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24" draw:text-style-name="P52" draw:layer="layout" svg:width="16.799cm" svg:height="14.849cm" svg:x="2.1cm" svg:y="14.107cm" presentation:class="notes" presentation:user-transformed="true">
            <draw:text-box>
              <text:p text:style-name="P51"><text:span text:style-name="T13">2. Отредактируйте pg_hba.conf для подключения дополнительного файла конфигурации аутентификации. В дополнительном файле разрешите подключение к любым базам данных любым пользователям, имеющим сертификат и обращающихся с тех же IP адресов, что и у сервера. Также включите прослушивание всех сетевых интерфейсов сервера, изменив соответствующую конфигурацию сервера и перезагрузив его.</text:span></text:p>
              <text:p text:style-name="P51"><text:span text:style-name="T13">3. Добавьте разрешение выполнять репликацию в тот же дополнительный файл настройки аутентификации.</text:span></text:p>
              <text:p text:style-name="P51"><text:span text:style-name="T13">4. Включите журналирование клиентских соединений для получения сведений о том, как выполнено соединение. Перед выполнением резервного копирования выполните контрольную точку чтобы снизить количество грязных страниц, которые будут копироваться на диск контрольной точкой, выполняемой самим резервным копированием.</text:span></text:p>
            </draw:text-box>
          </draw:frame>
        </presentation:notes>
      </draw:page>
      <draw:page draw:name="page18" draw:style-name="dp1" draw:master-page-name="master" presentation:presentation-page-layout-name="AL1T1">
        <office:forms form:automatic-focus="false" form:apply-design-mode="false"/>
        <draw:frame presentation:style-name="pr10" draw:text-style-name="P8" draw:layer="layout" svg:width="19.8cm" svg:height="1.741cm" svg:x="1.2cm" svg:y="0.737cm" presentation:class="title" presentation:user-transformed="true">
          <draw:text-box>
            <text:p><text:span text:style-name="T9">Практика+</text:span></text:p>
          </draw:text-box>
        </draw:frame>
        <draw:frame presentation:style-name="pr25" draw:text-style-name="P56" draw:layer="layout" svg:width="25.6cm" svg:height="14.4cm" svg:x="1.2cm" svg:y="4.8cm" presentation:class="outline" presentation:user-transformed="true">
          <draw:text-box>
            <text:list text:style-name="L4">
              <text:list-item>
                <text:p text:style-name="P53"><text:span text:style-name="T36">По аналогии с демонстрацией создайте пользовательский сертификат для student.</text:span></text:p>
              </text:list-item>
              <text:list-item>
                <text:p text:style-name="P53"><text:span text:style-name="T36">Зарегистрируйте роль user1 с правом входа в сеанс и паролем SECRET.</text:span></text:p>
              </text:list-item>
              <text:list-item>
                <text:p text:style-name="P53"><text:span text:style-name="T36">Проверьте шифрование трафика для следующих вариантов разрешений на подключение и аутентификации:</text:span></text:p>
                <text:list>
                  <text:list-item>
                    <text:p text:style-name="P54"><text:span text:style-name="T36">без SSL с типом аутентификации password;</text:span></text:p>
                  </text:list-item>
                </text:list>
              </text:list-item>
            </text:list>
            <text:list text:style-name="L5">
              <text:list-item>
                <text:list>
                  <text:list-item>
                    <text:p text:style-name="P55"><text:span text:style-name="T37">с шифрованием SSL, </text:span><text:span text:style-name="T36">типом аутентификации password и проверкой центра сертификации в клиентском сертификате;</text:span></text:p>
                  </text:list-item>
                  <text:list-item>
                    <text:p text:style-name="P55"><text:span text:style-name="T36">без SSL с типом аутентификации scram-sha-256;</text:span></text:p>
                  </text:list-item>
                  <text:list-item>
                    <text:p text:style-name="P55"><text:span text:style-name="T37">с шифрованием SSL и типом аутентификации </text:span><text:span text:style-name="T36">scram-sha-256.</text:span></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18" presentation:class="page"/>
          <draw:frame presentation:style-name="pr26" draw:text-style-name="P58" draw:layer="layout" svg:width="16.799cm" svg:height="13.705cm" svg:x="2.1cm" svg:y="14.107cm" presentation:class="notes" presentation:user-transformed="true">
            <draw:text-box>
              <text:p text:style-name="P57"><text:span text:style-name="T6">3. Для перехвата трафика </text:span><text:span text:style-name="T6">используйте команду</text:span></text:p>
              <text:p text:style-name="P57"><text:span text:style-name="T38">sudo tcpdump -w </text:span><text:span text:style-name="T38">~/tmp/tcpdump.bin -i any </text:span><text:span text:style-name="T38">"dst port 5432" &gt;&amp; </text:span><text:span text:style-name="T38">~/tmp/tcpdump.log &amp;</text:span></text:p>
              <text:p text:style-name="P57"><text:span text:style-name="T6">В этой команде ключом -w </text:span><text:span text:style-name="T6">указан файл, в котором должны </text:span><text:span text:style-name="T6">быть сохранены </text:span><text:span text:style-name="T6">перехваченные пакеты, ключ -i </text:span><text:span text:style-name="T6">указывает прослушиваемые </text:span><text:span text:style-name="T6">интерфейсы, а далее в </text:span><text:span text:style-name="T6">командной строке указано </text:span><text:span text:style-name="T6">правило фильтрации </text:span><text:span text:style-name="T6">перехватываемого трафика: </text:span><text:span text:style-name="T6">порт назначения 5432. В </text:span><text:span text:style-name="T6">команде с помощью &gt;&amp; и поток </text:span><text:span text:style-name="T6">вывода stdout и поток ошибок </text:span><text:span text:style-name="T6">stderr перенаправлены в файл </text:span><text:span text:style-name="T6">отчета. Заключительный </text:span><text:span text:style-name="T6">амперсанд указывает, что </text:span><text:span text:style-name="T6">команда должна работать в </text:span><text:span text:style-name="T6">фоновом режиме.</text:span></text:p>
              <text:p text:style-name="P57"><text:span text:style-name="T6">По завершении перехвата </text:span><text:span text:style-name="T6">трафика необходимо </text:span><text:span text:style-name="T6">остановить команду </text:span><text:span text:style-name="T6">следующим образом:</text:span></text:p>
              <text:p text:style-name="P57"><text:span text:style-name="T38">sudo killall tcpdump</text:span></text:p>
              <text:p text:style-name="P57"><text:span text:style-name="T6">Для просмотра сохраненного </text:span><text:span text:style-name="T6">трафика можно выполнить </text:span><text:span text:style-name="T6">команду:</text:span></text:p>
              <text:p text:style-name="P57"><text:span text:style-name="T38">tcpdump -Aqr </text:span><text:span text:style-name="T38">~/tmp/tcpdump.bin 2&gt; </text:span><text:span text:style-name="T38">/dev/null | less</text:span></text:p>
              <text:p text:style-name="P57"><text:span text:style-name="T6">Однако вместо less может быть </text:span><text:span text:style-name="T6">и другая удобная для анализа </text:span><text:span text:style-name="T6">трафика команда, например, </text:span><text:span text:style-name="T6">grep.</text:span></text:p>
              <text:p text:style-name="P57"><text:span text:style-name="T6">При проверке следующего </text:span><text:span text:style-name="T6">метода аутентификации в </text:span><text:span text:style-name="T6">задании не забывайте удалять </text:span><text:span text:style-name="T6">файлы перехвата и отчета. </text:span><text:span text:style-name="T6">Например, так:</text:span></text:p>
              <text:p text:style-name="P57"><text:span text:style-name="T38">sudo rm -f ~/tmp/tcpdump.</text:span><text:span text:style-name="T38">{bin,log}</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Arial"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fill-image draw:name="Empty" xlink:href="Pictures/1000000000000008000000089442829B9654ACBA.png" xlink:type="simple" xlink:show="embed" xlink:actuate="onLoad"/>
    <draw:opacity draw:name="Transparency_20_2" draw:display-name="Transparency 2" draw:style="linear" draw:start="100%" draw:end="50%" draw:angle="0deg" draw:border="25%"/>
    <draw:marker draw:name="Arrow" svg:viewBox="0 0 20 30" svg:d="M10 0l-10 30h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1" draw:display-name="Стили стрелок 11" svg:viewBox="0 0 20 20" svg:d="M0 20l10-20 10 20z"/>
    <draw:marker draw:name="Стили_20_стрелок_20_12" draw:display-name="Стили стрелок 12"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stroke-dash draw:name="_32__20_Dots_20_1_20_Dash" draw:display-name="2 Dots 1 Dash" draw:style="rect" draw:dots1="2" draw:dots2="1" draw:dots2-length="0.203cm" draw:distance="0.203cm"/>
    <draw:stroke-dash draw:name="Double_20_Dash_20_Dot_20_Dot" draw:display-name="Double Dash Dot Dot" draw:style="rect" draw:dots1="1" draw:dots1-length="800%" draw:dots2="2" draw:dots2-length="100%" draw:distance="300%"/>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4"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4"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4"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false"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5"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5"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5"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5"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5"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5"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5"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false"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false"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draw:auto-grow-height="false" draw:fit-to-size="false" style:shrink-to-fit="tru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horizontal-align="left" draw:textarea-vertical-align="top">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top="0cm" fo:margin-bottom="0.1cm"/>
      <style:text-properties fo:font-size="20pt" style:font-size-asian="20pt" style:font-size-complex="20pt"/>
    </style:style>
    <style:style style:name="master_5f_-outline9" style:display-name="master_-outline9" style:family="presentation" style:parent-style-name="master_5f_-outline8">
      <style:paragraph-properties fo:margin-top="0cm" fo:margin-bottom="0.1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_5f_-background" style:display-name="master__-background" style:family="presentation">
      <style:graphic-properties draw:stroke="none" draw:fill="none"/>
      <style:text-properties style:letter-kerning="true"/>
    </style:style>
    <style:style style:name="master_5f__5f_-backgroundobjects" style:display-name="master__-backgroundobjects" style:family="presentation">
      <style:graphic-properties draw:textarea-horizontal-align="justify" draw:shadow="hidden" draw:shadow-offset-x="0.2cm" draw:shadow-offset-y="0.2cm" draw:shadow-color="#808080"/>
      <style:text-properties style:letter-kerning="true"/>
    </style:style>
    <style:style style:name="master_5f__5f_-notes" style:display-name="master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_5f_-outline1" style:display-name="master__-outline1" style:family="presentation">
      <style:graphic-properties draw:stroke="none" draw:fill="none" draw:auto-grow-height="false" draw:fit-to-size="false" style:shrink-to-fit="true">
        <text:list-style style:name="master_5f__5f_-outline1" style:display-name="master_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_5f_-outline2" style:display-name="master__-outline2" style:family="presentation" style:parent-style-name="master_5f__5f_-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master_5f__5f_-outline3" style:display-name="master__-outline3" style:family="presentation" style:parent-style-name="master_5f__5f_-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master_5f__5f_-outline4" style:display-name="master__-outline4" style:family="presentation" style:parent-style-name="master_5f__5f_-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master_5f__5f_-outline5" style:display-name="master__-outline5" style:family="presentation" style:parent-style-name="master_5f__5f_-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outline6" style:display-name="master__-outline6" style:family="presentation" style:parent-style-name="master_5f__5f_-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outline7" style:display-name="master__-outline7" style:family="presentation" style:parent-style-name="master_5f__5f_-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outline8" style:display-name="master__-outline8" style:family="presentation" style:parent-style-name="master_5f__5f_-outline7">
      <style:paragraph-properties fo:margin-left="0cm" fo:margin-right="0cm" fo:margin-top="0cm" fo:margin-bottom="0.1cm" fo:text-indent="0cm"/>
      <style:text-properties fo:font-size="20pt" style:font-size-asian="20pt" style:font-size-complex="20pt"/>
    </style:style>
    <style:style style:name="master_5f__5f_-outline9" style:display-name="master__-outline9" style:family="presentation" style:parent-style-name="master_5f__5f_-outline8">
      <style:paragraph-properties fo:margin-left="0cm" fo:margin-right="0cm" fo:margin-top="0cm" fo:margin-bottom="0.1cm" fo:text-indent="0cm"/>
      <style:text-properties fo:font-size="20pt" style:font-size-asian="20pt" style:font-size-complex="20pt"/>
    </style:style>
    <style:style style:name="master_5f__5f_-subtitle" style:display-name="master__-subtitle" style:family="presentation">
      <style:graphic-properties draw:stroke="none" draw:fill="none" draw:textarea-vertical-align="middle">
        <text:list-style style:name="master_5f__5f_-subtitle" style:display-name="master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_5f_-title" style:display-name="master__-title" style:family="presentation">
      <style:graphic-properties draw:stroke="none" draw:fill="none" draw:textarea-horizontal-align="left" draw:textarea-vertical-align="top">
        <text:list-style style:name="master_5f__5f_-title" style:display-name="master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_5f__5f_-background" style:display-name="master___-background" style:family="presentation">
      <style:graphic-properties draw:stroke="none" draw:fill="none"/>
      <style:text-properties style:letter-kerning="true"/>
    </style:style>
    <style:style style:name="master_5f__5f__5f_-backgroundobjects" style:display-name="master___-backgroundobjects" style:family="presentation">
      <style:graphic-properties draw:textarea-horizontal-align="justify" draw:shadow="hidden" draw:shadow-offset-x="0.2cm" draw:shadow-offset-y="0.2cm" draw:shadow-color="#808080"/>
      <style:text-properties style:letter-kerning="true"/>
    </style:style>
    <style:style style:name="master_5f__5f__5f_-notes" style:display-name="master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_5f__5f_-outline1" style:display-name="master___-outline1" style:family="presentation">
      <style:graphic-properties draw:stroke="none" draw:fill="none" draw:auto-grow-height="false" draw:fit-to-size="false" style:shrink-to-fit="true">
        <text:list-style style:name="master_5f__5f__5f_-outline1" style:display-name="master__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_5f__5f_-outline2" style:display-name="master___-outline2" style:family="presentation" style:parent-style-name="master_5f__5f__5f_-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master_5f__5f__5f_-outline3" style:display-name="master___-outline3" style:family="presentation" style:parent-style-name="master_5f__5f__5f_-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master_5f__5f__5f_-outline4" style:display-name="master___-outline4" style:family="presentation" style:parent-style-name="master_5f__5f__5f_-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master_5f__5f__5f_-outline5" style:display-name="master___-outline5" style:family="presentation" style:parent-style-name="master_5f__5f__5f_-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_5f_-outline6" style:display-name="master___-outline6" style:family="presentation" style:parent-style-name="master_5f__5f__5f_-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_5f_-outline7" style:display-name="master___-outline7" style:family="presentation" style:parent-style-name="master_5f__5f__5f_-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_5f__5f_-outline8" style:display-name="master___-outline8" style:family="presentation" style:parent-style-name="master_5f__5f__5f_-outline7">
      <style:paragraph-properties fo:margin-left="0cm" fo:margin-right="0cm" fo:margin-top="0cm" fo:margin-bottom="0.1cm" fo:text-indent="0cm"/>
      <style:text-properties fo:font-size="20pt" style:font-size-asian="20pt" style:font-size-complex="20pt"/>
    </style:style>
    <style:style style:name="master_5f__5f__5f_-outline9" style:display-name="master___-outline9" style:family="presentation" style:parent-style-name="master_5f__5f__5f_-outline8">
      <style:paragraph-properties fo:margin-left="0cm" fo:margin-right="0cm" fo:margin-top="0cm" fo:margin-bottom="0.1cm" fo:text-indent="0cm"/>
      <style:text-properties fo:font-size="20pt" style:font-size-asian="20pt" style:font-size-complex="20pt"/>
    </style:style>
    <style:style style:name="master_5f__5f__5f_-subtitle" style:display-name="master___-subtitle" style:family="presentation">
      <style:graphic-properties draw:stroke="none" draw:fill="none" draw:textarea-vertical-align="middle">
        <text:list-style style:name="master_5f__5f__5f_-subtitle" style:display-name="master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_5f__5f_-title" style:display-name="master___-title" style:family="presentation">
      <style:graphic-properties draw:stroke="none" draw:fill="none" draw:textarea-horizontal-align="left" draw:textarea-vertical-align="top">
        <text:list-style style:name="master_5f__5f__5f_-title" style:display-name="master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style:style>
    <style:style style:name="Mgr6" style:family="graphic" style:parent-style-name="standard">
      <style:graphic-properties draw:stroke="none" draw:fill="none" draw:fill-color="#ffffff" fo:min-height="1.31cm"/>
    </style:style>
    <style:style style:name="Mgr7" style:family="graphic" style:parent-style-name="standard">
      <style:graphic-properties fo:min-height="14.15cm"/>
      <style:paragraph-properties style:writing-mode="lr-tb"/>
    </style:style>
    <style:style style:name="Mgr8" style:family="graphic" style:parent-style-name="standard">
      <style:graphic-properties draw:stroke="none" draw:fill="none" draw:fill-color="#ffffff" fo:min-height="13.114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backgroundobjects">
      <style:graphic-properties draw:stroke="none" draw:fill="gradient" draw:fill-color="#f0e6ff" draw:fill-gradient-name="Gradient_20_2" draw:textarea-vertical-align="middle" draw:auto-grow-height="false"/>
    </style:style>
    <style:style style:name="Mpr2" style:family="presentation" style:parent-style-name="template2-outline1">
      <style:graphic-properties fo:min-height="12.18cm"/>
      <style:paragraph-properties style:writing-mode="lr-tb"/>
    </style:style>
    <style:style style:name="Mpr3" style:family="presentation" style:parent-style-name="template2-backgroundobjects">
      <style:graphic-properties draw:stroke="none" draw:fill="none" draw:fill-color="#ffffff" draw:auto-grow-height="false" fo:min-height="1.485cm"/>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template22-backgroundobjects">
      <style:graphic-properties draw:stroke="none" draw:fill="none" draw:fill-color="#ffffff" draw:auto-grow-height="false" fo:min-height="1.485cm"/>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1-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5" style:family="presentation" style:parent-style-name="master1-backgroundobjects">
      <style:graphic-properties draw:stroke="none" draw:fill="none" draw:fill-color="#ffffff" draw:auto-grow-height="false" fo:min-height="1.485cm"/>
      <style:paragraph-properties style:writing-mode="lr-tb"/>
    </style:style>
    <style:style style:name="Mpr16" style:family="presentation" style:parent-style-name="master1-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18" style:family="presentation" style:parent-style-name="master-outline1">
      <style:graphic-properties fo:min-height="12.18cm"/>
      <style:paragraph-properties style:writing-mode="lr-tb"/>
    </style:style>
    <style:style style:name="Mpr19" style:family="presentation" style:parent-style-name="master-backgroundobjects">
      <style:graphic-properties draw:stroke="none" draw:fill="none" draw:fill-color="#ffffff" draw:auto-grow-height="false" fo:min-height="1.485cm"/>
      <style:paragraph-properties style:writing-mode="lr-tb"/>
    </style:style>
    <style:style style:name="Mpr2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22" style:family="presentation" style:parent-style-name="master_5f_-outline1">
      <style:graphic-properties fo:min-height="12.18cm"/>
      <style:paragraph-properties style:writing-mode="lr-tb"/>
    </style:style>
    <style:style style:name="Mpr23" style:family="presentation" style:parent-style-name="master_5f_-backgroundobjects">
      <style:graphic-properties draw:stroke="none" draw:fill="none" draw:fill-color="#ffffff" draw:auto-grow-height="false" fo:min-height="1.485cm"/>
      <style:paragraph-properties style:writing-mode="lr-tb"/>
    </style:style>
    <style:style style:name="Mpr24"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_5f__5f_-backgroundobjects">
      <style:graphic-properties draw:stroke="none" draw:fill="gradient" draw:fill-color="#f0e6ff" draw:fill-gradient-name="Gradient_20_2" draw:textarea-vertical-align="middle" draw:auto-grow-height="false" fo:min-height="2.8cm" fo:min-width="28cm"/>
    </style:style>
    <style:style style:name="Mpr26" style:family="presentation" style:parent-style-name="master_5f__5f_-outline1">
      <style:graphic-properties fo:min-height="12.18cm"/>
      <style:paragraph-properties style:writing-mode="lr-tb"/>
    </style:style>
    <style:style style:name="Mpr27" style:family="presentation" style:parent-style-name="master_5f__5f_-backgroundobjects">
      <style:graphic-properties draw:stroke="none" draw:fill="none" draw:fill-color="#ffffff" draw:auto-grow-height="false" fo:min-height="1.485cm"/>
      <style:paragraph-properties style:writing-mode="lr-tb"/>
    </style:style>
    <style:style style:name="Mpr28" style:family="presentation" style:parent-style-name="master_5f_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master_5f__5f__5f_-backgroundobjects">
      <style:graphic-properties draw:stroke="none" draw:fill="gradient" draw:fill-color="#f0e6ff" draw:fill-gradient-name="Gradient_20_2" draw:textarea-vertical-align="middle" draw:auto-grow-height="false" fo:min-height="2.8cm" fo:min-width="28cm"/>
    </style:style>
    <style:style style:name="Mpr30" style:family="presentation" style:parent-style-name="master_5f__5f__5f_-outline1">
      <style:graphic-properties fo:min-height="12.18cm"/>
      <style:paragraph-properties style:writing-mode="lr-tb"/>
    </style:style>
    <style:style style:name="Mpr31" style:family="presentation" style:parent-style-name="master_5f__5f__5f_-backgroundobjects">
      <style:graphic-properties draw:stroke="none" draw:fill="none" draw:fill-color="#ffffff" draw:auto-grow-height="false" fo:min-height="1.485cm"/>
      <style:paragraph-properties style:writing-mode="lr-tb"/>
    </style:style>
    <style:style style:name="Mpr32" style:family="presentation" style:parent-style-name="master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34" style:family="presentation" style:parent-style-name="master1_5f_-backgroundobjects">
      <style:graphic-properties draw:stroke="none" draw:fill="none" draw:fill-color="#ffffff" draw:auto-grow-height="false" fo:min-height="1.485cm"/>
      <style:paragraph-properties style:writing-mode="lr-tb"/>
    </style:style>
    <style:style style:name="Mpr35"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writing-mode="lr-tb"/>
    </style:style>
    <style:style style:name="MP9" style:family="paragraph">
      <loext:graphic-properties draw:fill="none"/>
      <style:paragraph-properties fo:text-align="center"/>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none" draw:fill-color="#ffffff"/>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style:style style:name="MT6" style:family="text">
      <style:text-properties fo:color="#000033" loext:opacity="100%"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emplate2"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2" style:page-layout-name="PM1" draw:style-name="Mdp2">
      <draw:frame draw:style-name="Mgr4" draw:text-style-name="MP9" draw:layer="backgroundobjects" svg:width="28cm" svg:height="21.64cm" svg:x="0cm" svg:y="1.235cm">
        <draw:image xlink:href="Pictures/10000000000008A80000067E8F735EA6ED9F0C0B.jpg" xlink:type="simple" xlink:show="embed" xlink:actuate="onLoad" draw: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9" draw:layer="backgroundobjects" svg:width="8.288cm" svg:height="3.498cm" svg:x="0.856cm" svg:y="5.646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3" style:page-layout-name="PM1" draw:style-name="Mdp1">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2" draw:layer="backgroundobjects" svg:width="19.8cm" svg:height="1.56cm" svg:x="1.4cm" svg:y="0.837cm">
        <draw:text-box>
          <text:p/>
        </draw:text-box>
      </draw:frame>
      <draw:frame draw:style-name="Mgr7" draw:text-style-name="MP6" draw:layer="backgroundobjects" svg:width="25.6cm" svg:height="14.4cm" svg:x="1.2cm" svg:y="4.8cm">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draw:frame draw:style-name="Mgr3" draw:text-style-name="MP13" draw:layer="backgroundobjects" svg:width="2.2cm" svg:height="1.19cm" svg:x="24.6cm" svg:y="19.2cm">
        <draw:text-box>
          <text:p text:style-name="MP7"><text:span text:style-name="MT6"><text:page-number>&lt;номер&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1" style:page-layout-name="PM1" draw:style-name="Mdp2">
      <draw:frame draw:style-name="Mgr4" draw:text-style-name="MP9" draw:layer="backgroundobjects" svg:width="28cm" svg:height="21.64cm" svg:x="0cm" svg:y="1.235cm">
        <draw:image xlink:href="Pictures/10000000000008A80000067E8F735EA6ED9F0C0B.jpg" xlink:type="simple" xlink:show="embed" xlink:actuate="onLoad" draw:mime-type="image/jpeg">
          <text:p/>
        </draw:image>
      </draw:frame>
      <draw:frame presentation:style-name="master1-outline1" draw:layer="backgroundobjects" svg:width="25.199cm" svg:height="2.107cm" svg:x="1.4cm" svg:y="15.086cm" presentation:class="outline" presentation:placeholder="true">
        <draw:text-box/>
      </draw:frame>
      <draw:frame draw:style-name="Mgr4" draw:text-style-name="MP9" draw:layer="backgroundobjects" svg:width="8.288cm" svg:height="3.498cm" svg:x="0.856cm" svg:y="5.646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draw:custom-shape presentation:style-name="Mpr14"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title" draw:layer="backgroundobjects" svg:width="25.24cm" svg:height="1.98cm" svg:x="1.43cm" svg:y="0.76cm" presentation:class="title" presentation:placeholder="true">
        <draw:text-box/>
      </draw:frame>
      <presentation:notes style:page-layout-name="PM0">
        <draw:page-thumbnail presentation:style-name="master1-title" draw:layer="backgroundobjects" svg:width="0.001cm" svg:height="0.001cm" svg:x="0cm" svg:y="2.257cm" presentation:class="page"/>
        <draw:frame presentation:style-name="master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 style:page-layout-name="PM1" draw:style-name="Mdp1">
      <draw:custom-shape presentation:style-name="Mpr1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8"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 style:display-name="master_" style:page-layout-name="PM1" draw:style-name="Mdp1">
      <draw:custom-shape presentation:style-name="Mpr21"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2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_5f_" style:display-name="master__" style:page-layout-name="PM1" draw:style-name="Mdp1">
      <draw:custom-shape presentation:style-name="Mpr25"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_5f_-title" draw:layer="backgroundobjects" svg:width="19.8cm" svg:height="1.56cm" svg:x="1.4cm" svg:y="0.837cm" presentation:class="title" presentation:placeholder="true">
        <draw:text-box/>
      </draw:frame>
      <draw:frame presentation:style-name="Mpr26"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_5f__5f_-title" draw:layer="backgroundobjects" svg:width="14.848cm" svg:height="11.136cm" svg:x="3.075cm" svg:y="2.257cm" presentation:class="page"/>
        <draw:frame presentation:style-name="master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_5f__5f_" style:display-name="master___" style:page-layout-name="PM1" draw:style-name="Mdp1">
      <draw:custom-shape presentation:style-name="Mpr29"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_5f__5f_-title" draw:layer="backgroundobjects" svg:width="19.8cm" svg:height="1.56cm" svg:x="1.4cm" svg:y="0.837cm" presentation:class="title" presentation:placeholder="true">
        <draw:text-box/>
      </draw:frame>
      <draw:frame presentation:style-name="Mpr30"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4AC2C46572CB1A24.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_5f__5f__5f_-title" draw:layer="backgroundobjects" svg:width="14.848cm" svg:height="11.136cm" svg:x="3.075cm" svg:y="2.257cm" presentation:class="page"/>
        <draw:frame presentation:style-name="master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 style:display-name="master1_" style:page-layout-name="PM1" draw:style-name="Mdp2">
      <draw:frame draw:style-name="Mgr4" draw:text-style-name="MP9"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33"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9" draw:text-style-name="MP9"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4DT23H53M16S</meta:editing-duration>
    <meta:editing-cycles>253</meta:editing-cycles>
    <meta:generator>LibreOffice/7.3.7.2$Linux_X86_64 LibreOffice_project/30$Build-2</meta:generator>
    <dc:date>2024-10-16T12:55:23.286535627</dc:date>
    <meta:document-statistic meta:object-count="372"/>
    <meta:template xlink:type="simple" xlink:actuate="onRequest" xlink:title="master" xlink:href="../../../../../../.config/libreoffice/4/user/template/master.otp" meta:date="2015-06-03T14:43:56.815095550"/>
  </office:meta>
</office:document-meta>
</file>